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Text_20_body_20_indent">
      <style:text-properties fo:language="en" fo:country="US"/>
    </style:style>
    <style:style style:name="P3" style:family="paragraph" style:parent-style-name="Text_20_body_20_indent">
      <style:text-properties fo:language="de" fo:country="DE"/>
    </style:style>
    <style:style style:name="P4" style:family="paragraph" style:parent-style-name="Text_20_body_20_indent">
      <style:text-properties fo:background-color="#ccffff"/>
    </style:style>
    <style:style style:name="P5" style:family="paragraph" style:parent-style-name="Code_20_Block">
      <style:text-properties fo:background-color="#ffff00"/>
    </style:style>
    <style:style style:name="P6" style:family="paragraph" style:parent-style-name="Code_20_Block">
      <style:paragraph-properties style:text-autospace="none"/>
    </style:style>
    <style:style style:name="P7" style:family="paragraph" style:parent-style-name="Code_20_Block">
      <style:paragraph-properties style:text-autospace="none"/>
      <style:text-properties fo:color="#000000"/>
    </style:style>
    <style:style style:name="P8" style:family="paragraph" style:parent-style-name="Code_20_Block">
      <style:text-properties fo:background-color="transparent"/>
    </style:style>
    <style:style style:name="P9" style:family="paragraph" style:parent-style-name="Code_20_Block">
      <style:text-properties fo:background-color="#ccffff"/>
    </style:style>
    <style:style style:name="P10" style:family="paragraph" style:parent-style-name="Code_20_Block">
      <style:paragraph-properties fo:margin-top="0in" fo:margin-bottom="0.15in"/>
    </style:style>
    <style:style style:name="P11" style:family="paragraph" style:parent-style-name="Code_20_Block">
      <style:paragraph-properties fo:margin-left="1in" fo:margin-right="0in" fo:text-indent="0in" style:auto-text-indent="false"/>
    </style:style>
    <style:style style:name="P12" style:family="paragraph" style:parent-style-name="Code_20_Block">
      <style:paragraph-properties fo:margin-left="1in" fo:margin-right="0in" fo:text-indent="0in" style:auto-text-indent="false"/>
      <style:text-properties fo:language="de" fo:country="DE" fo:background-color="#ccffff" style:language-complex="ar" style:country-complex="SA"/>
    </style:style>
    <style:style style:name="P13" style:family="paragraph" style:parent-style-name="Contents_20_1">
      <style:paragraph-properties>
        <style:tab-stops>
          <style:tab-stop style:position="7.5in" style:type="right" style:leader-style="dotted" style:leader-text="."/>
        </style:tab-stops>
      </style:paragraph-properties>
    </style:style>
    <style:style style:name="P14" style:family="paragraph" style:parent-style-name="Contents_20_2">
      <style:paragraph-properties>
        <style:tab-stops>
          <style:tab-stop style:position="7.5in" style:type="right" style:leader-style="dotted" style:leader-text="."/>
        </style:tab-stops>
      </style:paragraph-properties>
    </style:style>
    <style:style style:name="P15" style:family="paragraph" style:parent-style-name="Contents_20_3">
      <style:paragraph-properties>
        <style:tab-stops>
          <style:tab-stop style:position="7.5in" style:type="right" style:leader-style="dotted" style:leader-text="."/>
        </style:tab-stops>
      </style:paragraph-properties>
    </style:style>
    <style:style style:name="P16" style:family="paragraph" style:parent-style-name="Text_20_body" style:list-style-name="L1"/>
    <style:style style:name="P17" style:family="paragraph" style:parent-style-name="Heading_20_2">
      <style:text-properties fo:language="de" fo:country="DE"/>
    </style:style>
    <style:style style:name="P18" style:family="paragraph" style:parent-style-name="Heading_20_2">
      <style:text-properties fo:language="fr" fo:country="FR"/>
    </style:style>
    <style:style style:name="P19" style:family="paragraph" style:parent-style-name="Heading_20_1">
      <style:text-properties fo:language="de" fo:country="DE"/>
    </style:style>
    <style:style style:name="P20" style:family="paragraph" style:parent-style-name="Heading_20_1">
      <style:paragraph-properties fo:break-before="page"/>
    </style:style>
    <style:style style:name="P21" style:family="paragraph" style:parent-style-name="Heading_20_1">
      <style:paragraph-properties fo:break-before="page">
        <style:tab-stops>
          <style:tab-stop style:position="7.5in" style:type="right" style:leader-style="dotted" style:leader-text="."/>
        </style:tab-stops>
      </style:paragraph-properties>
    </style:style>
    <style:style style:name="P22" style:family="paragraph" style:parent-style-name="Title" style:master-page-name="Standard">
      <style:paragraph-properties style:page-number="auto"/>
    </style:style>
    <style:style style:name="T1" style:family="text">
      <style:text-properties fo:language="en" fo:country="US"/>
    </style:style>
    <style:style style:name="T2" style:family="text">
      <style:text-properties fo:language="en" fo:country="US" style:language-complex="ar" style:country-complex="SA"/>
    </style:style>
    <style:style style:name="T3" style:family="text">
      <style:text-properties style:font-name="Courier New" fo:font-size="8pt" style:font-size-asian="8pt" style:font-name-complex="Courier New" style:font-size-complex="8pt"/>
    </style:style>
    <style:style style:name="T4" style:family="text">
      <style:text-properties style:font-name="Courier New" fo:font-size="8pt" style:font-size-asian="8pt" style:font-size-complex="8pt"/>
    </style:style>
    <style:style style:name="T5" style:family="text">
      <style:text-properties style:font-name="Courier New" fo:font-size="8pt" fo:background-color="#ffffff" style:font-size-asian="8pt" style:font-name-complex="Courier New" style:font-size-complex="8pt"/>
    </style:style>
    <style:style style:name="T6" style:family="text">
      <style:text-properties fo:background-color="#ffff00"/>
    </style:style>
    <style:style style:name="T7" style:family="text">
      <style:text-properties fo:color="#000000"/>
    </style:style>
    <style:style style:name="T8" style:family="text">
      <style:text-properties fo:color="#000000" fo:background-color="transparent"/>
    </style:style>
    <style:style style:name="T9" style:family="text">
      <style:text-properties fo:color="#660066"/>
    </style:style>
    <style:style style:name="T10" style:family="text">
      <style:text-properties fo:color="#660066" fo:background-color="transparent"/>
    </style:style>
    <style:style style:name="T11" style:family="text">
      <style:text-properties fo:font-weight="bold" style:font-weight-asian="bold" style:font-weight-complex="bold"/>
    </style:style>
    <style:style style:name="T12" style:family="text">
      <style:text-properties fo:language="de" fo:country="DE" fo:background-color="#ffff00"/>
    </style:style>
    <style:style style:name="T13" style:family="text">
      <style:text-properties fo:language="de" fo:country="DE" style:language-complex="ar" style:country-complex="SA"/>
    </style:style>
    <style:style style:name="T14" style:family="text">
      <style:text-properties fo:color="#006600"/>
    </style:style>
    <style:style style:name="T15" style:family="text">
      <style:text-properties fo:color="#cc3300"/>
    </style:style>
    <style:style style:name="T16" style:family="text">
      <style:text-properties fo:background-color="transparent"/>
    </style:style>
    <style:style style:name="T17" style:family="text">
      <style:text-properties fo:font-size="22pt" fo:font-weight="bold"/>
    </style:style>
    <style:style style:name="T18" style:family="text">
      <style:text-properties fo:background-color="#ccffff"/>
    </style:style>
    <style:style style:name="T19" style:family="text">
      <style:text-properties fo:background-color="#ffdeff"/>
    </style:style>
    <style:style style:name="T20"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ntent Models for RuleML</text:p>
      <text:p text:style-name="Author"><text:span text:style-name="T17">Tara Athan, Harold Boley, </text:span>Tshering Dema, David Hirtle, Omair Shafiq, Derek Smith </text:p>
      <text:p text:style-name="Subtitle"><text:bookmark text:name="__RefHeading__1635_1287020734"/>2011-10-19, version <text:a xlink:type="simple" xlink:href="http://ruleml.org/1.0/">1.0</text:a><text:bookmark-end text:name="__RefHeading__1635_1287020734"/></text:p>
      <text:h text:style-name="Heading_20_1" text:outline-level="1"><text:bookmark text:name="__RefHeading__262_1785193557"/><text:bookmark text:name="__RefHeading__14_1287020734"/>Introduction<text:bookmark-end text:name="__RefHeading__262_1785193557"/><text:bookmark-end text:name="__RefHeading__14_1287020734"/></text:h>
      <text:p text:style-name="Text_20_body">This document is a collection of content models, i. e. the content permitted within a particular element, for all RuleML<text:span text:style-name="T2"> </text:span>elements and attributes as of version 1.0 as defined by the XSD schemas, organized alphabetically by module name. Each module is a grouping of related (XML) elements and/or attributes (prefixed with “@”). Under each element name, the attributes allowed are listed in the first line, with suffix ? to indicate optional attributes. We are able to do this because the content models of all attributes are independent of context. Following the attribute list, the element and text portion of the content model is given in EBNF-like compact Relax NG syntax. In attributes, default values, if any, are first in the list of possible values, and are shown in bold for emphasis. See <text:a xlink:type="simple" xlink:href="http://www.ruleml.org/1.0/xsd/"><text:span text:style-name="T16">http://www.ruleml.org/1.0/xsd/</text:span></text:a> for the actual XSD schemas and the RuleML <text:a xlink:type="simple" xlink:href="http://ruleml.org/1.0/glossary/">glossary</text:a> for the meaning of each tag.</text:p>
      <text:p text:style-name="Text_20_body">The content models presented here apply only to the XSD schemas, not the Relax NG schemas of RuleML Version 1.0. For content models of the Relax NG schemas for the original fifteen named sublanguages, see <text:a xlink:type="simple" xlink:href="http://ruleml.org/1.0/simplified">http://ruleml.org/1.0/simplified</text:a> .</text:p>
      <text:p text:style-name="Text_20_body">Since RuleML is a family of sublanguages, it is important to note that the content model of a given<text:span text:style-name="T2"> </text:span>node often varies according to the current sublanguage. In such cases, all variations of the content model are provided along with the corresponding sublanguage(s).<text:span text:style-name="T2"> </text:span>The modularization of RuleML, including all sublanguages, is explained at http://www.ruleml.org/modularization.</text:p>
      <text:p text:style-name="Text_20_body">Content models may also vary depending on context, i.e. surrounding elements (especially parent elements). In these cases, the content models are listed under a heading such as “within x…” where x indicates the context.</text:p>
      <text:p text:style-name="Text_20_body">Any element in a sublanguage may be used within Reify or as the starting element of the grammar (the document root, or the starting element of a section in the RuleML namespace within a multi-namespace document) except as stated otherwise. As implemented in the XSD schemas, when elements have context-dependent content models, at most one of the patterns is allowed in Reify or start - otherwise the content model will be non-deterministic, which is not allowed in XSD 1.0.</text:p>
      <text:p text:style-name="Text_20_body">In a few cases, there is a discrepancy between the content model as implemented in the XSD schema and the intended sublanguage, principally due to limitations of the XSD language. Discrepancies are denoted by color-coded highlighting:</text:p>
      <text:list xml:id="list36337572" text:style-name="L1">
        <text:list-item>
          <text:p text:style-name="P16">yellow indicates parts of the content model that are implemented in the XSD schemas but not consistent with the intended sublanguage;</text:p>
        </text:list-item>
        <text:list-item>
          <text:p text:style-name="P16">blue indicates parts of the content model of the intended sublanguage that are not implemented in the XSD schemas;</text:p>
        </text:list-item>
        <text:list-item>
          <text:p text:style-name="P16">pink indicates parts of the content model that are associated with languages outside of Deliberation RuleML.</text:p>
        </text:list-item>
      </text:list>
      <text:p text:style-name="Text_20_body">The content model as implemented in XSD may be obtained by including yellow highlighted sections and deleting blue and pink.</text:p>
      <text:p text:style-name="Text_20_body">The content model of the intended sublanguage(s) may be obtained by including blue highlighted sections and deleting yellow and pink.</text:p>
      <text:p text:style-name="Text_20_body"><text:soft-page-break/>For clarification on any RuleML-related topic, including this document, the RuleML-all <text:a xlink:type="simple" xlink:href="http://mail.ruleml.org/mailman/listinfo/ruleml-all">mailing list</text:a> may be quite helpful. The RuleML <text:a xlink:type="simple" xlink:href="http://ruleml.org/papers/tutorial-ruleml-20050513.html">tutorial</text:a> serves as an introduction.</text:p>
      <text:h text:style-name="P20" text:outline-level="1"><text:bookmark text:name="__RefHeading__264_1785193557"/><text:bookmark text:name="__RefHeading__16_1287020734"/>Index<text:bookmark-end text:name="__RefHeading__264_1785193557"/><text:bookmark-end text:name="__RefHeading__16_1287020734"/></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3"><text:a xlink:type="simple" xlink:href="#__RefHeading__262_1785193557" text:style-name="Internet_20_link" text:visited-style-name="Internet_20_link">Introduction</text:a><text:tab/>2</text:p>
          <text:p text:style-name="P13"><text:a xlink:type="simple" xlink:href="#__RefHeading__264_1785193557" text:style-name="Internet_20_link" text:visited-style-name="Internet_20_link">Index</text:a><text:tab/>3</text:p>
          <text:p text:style-name="P13"><text:a xlink:type="simple" xlink:href="#__RefHeading__266_1785193557" text:style-name="Internet_20_link" text:visited-style-name="Internet_20_link">atom</text:a><text:tab/>6</text:p>
          <text:p text:style-name="P14"><text:a xlink:type="simple" xlink:href="#__RefHeading__400_1785193557" text:style-name="Internet_20_link" text:visited-style-name="Internet_20_link">Atom</text:a><text:tab/>6</text:p>
          <text:p text:style-name="P14"><text:a xlink:type="simple" xlink:href="#__RefHeading__402_1785193557" text:style-name="Internet_20_link" text:visited-style-name="Internet_20_link">degree</text:a><text:tab/>6</text:p>
          <text:p text:style-name="P14"><text:a xlink:type="simple" xlink:href="#__RefHeading__404_1785193557" text:style-name="Internet_20_link" text:visited-style-name="Internet_20_link">op (context sensitive; see also the holog and expr modules)</text:a><text:tab/>6</text:p>
          <text:p text:style-name="P15">within Atom, Reify and start...<text:tab/>6</text:p>
          <text:p text:style-name="P14"><text:a xlink:type="simple" xlink:href="#__RefHeading__406_1785193557" text:style-name="Internet_20_link" text:visited-style-name="Internet_20_link">Rel</text:a><text:tab/>6</text:p>
          <text:p text:style-name="P13"><text:a xlink:type="simple" xlink:href="#__RefHeading__268_1785193557" text:style-name="Internet_20_link" text:visited-style-name="Internet_20_link">connective</text:a><text:tab/>7</text:p>
          <text:p text:style-name="P14"><text:a xlink:type="simple" xlink:href="#__RefHeading__408_1785193557" text:style-name="Internet_20_link" text:visited-style-name="Internet_20_link">if (context sensitive)</text:a><text:tab/>7</text:p>
          <text:p text:style-name="P15">within Implies, Reify and start... <text:tab/>7</text:p>
          <text:p text:style-name="P15">within Entails ... <text:tab/>8</text:p>
          <text:p text:style-name="P14"><text:a xlink:type="simple" xlink:href="#__RefHeading__410_1785193557" text:style-name="Internet_20_link" text:visited-style-name="Internet_20_link">then (context sensitive)</text:a><text:tab/>8</text:p>
          <text:p text:style-name="P15">within Implies, Reify and start... <text:tab/>8</text:p>
          <text:p text:style-name="P15">within Entails... <text:tab/>9</text:p>
          <text:p text:style-name="P14"><text:a xlink:type="simple" xlink:href="#__RefHeading__412_1785193557" text:style-name="Internet_20_link" text:visited-style-name="Internet_20_link">Implies</text:a><text:tab/>9</text:p>
          <text:p text:style-name="P14"><text:a xlink:type="simple" xlink:href="#__RefHeading__414_1785193557" text:style-name="Internet_20_link" text:visited-style-name="Internet_20_link">Entails</text:a><text:tab/>9</text:p>
          <text:p text:style-name="P14"><text:a xlink:type="simple" xlink:href="#__RefHeading__416_1785193557" text:style-name="Internet_20_link" text:visited-style-name="Internet_20_link">Equivalent</text:a><text:tab/>9</text:p>
          <text:p text:style-name="P14"><text:a xlink:type="simple" xlink:href="#__RefHeading__418_1785193557" text:style-name="Internet_20_link" text:visited-style-name="Internet_20_link">torso</text:a><text:tab/>9</text:p>
          <text:p text:style-name="P14"><text:a xlink:type="simple" xlink:href="#__RefHeading__420_1785193557" text:style-name="Internet_20_link" text:visited-style-name="Internet_20_link">Rulebase</text:a><text:tab/>10</text:p>
          <text:p text:style-name="P14"><text:a xlink:type="simple" xlink:href="#__RefHeading__422_1785193557" text:style-name="Internet_20_link" text:visited-style-name="Internet_20_link">And</text:a><text:tab/>10</text:p>
          <text:p text:style-name="P14"><text:a xlink:type="simple" xlink:href="#__RefHeading__424_1785193557" text:style-name="Internet_20_link" text:visited-style-name="Internet_20_link">Or</text:a><text:tab/>10</text:p>
          <text:p text:style-name="P14"><text:a xlink:type="simple" xlink:href="#__RefHeading__426_1785193557" text:style-name="Internet_20_link" text:visited-style-name="Internet_20_link">formula (context sensitive; see also performative and quantifier modules )</text:a><text:tab/>10</text:p>
          <text:p text:style-name="P15">within Rulebase... <text:tab/>10</text:p>
          <text:p text:style-name="P15">within And/Or... <text:tab/>11</text:p>
          <text:p text:style-name="P14"><text:a xlink:type="simple" xlink:href="#__RefHeading__428_1785193557" text:style-name="Internet_20_link" text:visited-style-name="Internet_20_link">@mapMaterial</text:a><text:tab/>12</text:p>
          <text:p text:style-name="P14"><text:a xlink:type="simple" xlink:href="#__RefHeading__430_1785193557" text:style-name="Internet_20_link" text:visited-style-name="Internet_20_link">@material</text:a><text:tab/>12</text:p>
          <text:p text:style-name="P14"><text:a xlink:type="simple" xlink:href="#__RefHeading__432_1785193557" text:style-name="Internet_20_link" text:visited-style-name="Internet_20_link">@mapDirection</text:a><text:tab/>12</text:p>
          <text:p text:style-name="P14"><text:a xlink:type="simple" xlink:href="#__RefHeading__434_1785193557" text:style-name="Internet_20_link" text:visited-style-name="Internet_20_link">@direction</text:a><text:tab/>12</text:p>
          <text:p text:style-name="P14"><text:a xlink:type="simple" xlink:href="#__RefHeading__436_1785193557" text:style-name="Internet_20_link" text:visited-style-name="Internet_20_link">@mapClosure</text:a><text:tab/>12</text:p>
          <text:p text:style-name="P14"><text:a xlink:type="simple" xlink:href="#__RefHeading__438_1785193557" text:style-name="Internet_20_link" text:visited-style-name="Internet_20_link">@closure</text:a><text:tab/>12</text:p>
          <text:p text:style-name="P13"><text:a xlink:type="simple" xlink:href="#__RefHeading__270_1785193557" text:style-name="Internet_20_link" text:visited-style-name="Internet_20_link">desc</text:a><text:tab/>13</text:p>
          <text:p text:style-name="P14"><text:a xlink:type="simple" xlink:href="#__RefHeading__440_1785193557" text:style-name="Internet_20_link" text:visited-style-name="Internet_20_link">oid</text:a><text:tab/>13</text:p>
          <text:p text:style-name="P13"><text:a xlink:type="simple" xlink:href="#__RefHeading__272_1785193557" text:style-name="Internet_20_link" text:visited-style-name="Internet_20_link">equality</text:a><text:tab/>14</text:p>
          <text:p text:style-name="P14"><text:a xlink:type="simple" xlink:href="#__RefHeading__442_1785193557" text:style-name="Internet_20_link" text:visited-style-name="Internet_20_link">Equal</text:a><text:tab/>14</text:p>
          <text:p text:style-name="P14"><text:a xlink:type="simple" xlink:href="#__RefHeading__444_1785193557" text:style-name="Internet_20_link" text:visited-style-name="Internet_20_link">left</text:a><text:tab/>14</text:p>
          <text:p text:style-name="P14"><text:a xlink:type="simple" xlink:href="#__RefHeading__446_1785193557" text:style-name="Internet_20_link" text:visited-style-name="Internet_20_link">right</text:a><text:tab/>14</text:p>
          <text:p text:style-name="P14"><text:a xlink:type="simple" xlink:href="#__RefHeading__448_1785193557" text:style-name="Internet_20_link" text:visited-style-name="Internet_20_link">@oriented</text:a><text:tab/>14</text:p>
          <text:p text:style-name="P14"><text:a xlink:type="simple" xlink:href="#__RefHeading__450_1785193557" text:style-name="Internet_20_link" text:visited-style-name="Internet_20_link">@val</text:a><text:tab/>14</text:p>
          <text:p text:style-name="P13"><text:a xlink:type="simple" xlink:href="#__RefHeading__274_1785193557" text:style-name="Internet_20_link" text:visited-style-name="Internet_20_link">expr</text:a><text:tab/>15</text:p>
          <text:p text:style-name="P14"><text:a xlink:type="simple" xlink:href="#__RefHeading__452_1785193557" text:style-name="Internet_20_link" text:visited-style-name="Internet_20_link">Expr</text:a><text:tab/>15</text:p>
          <text:p text:style-name="P14"><text:a xlink:type="simple" xlink:href="#__RefHeading__454_1785193557" text:style-name="Internet_20_link" text:visited-style-name="Internet_20_link">op (context sensitive; see also the atom and holog modules)</text:a><text:tab/>15</text:p>
          <text:p text:style-name="P15">within Expr: <text:tab/>15</text:p>
          <text:p text:style-name="P14"><text:a xlink:type="simple" xlink:href="#__RefHeading__456_1785193557" text:style-name="Internet_20_link" text:visited-style-name="Internet_20_link">Fun</text:a><text:tab/>15</text:p>
          <text:p text:style-name="P14"><text:a xlink:type="simple" xlink:href="#__RefHeading__458_1785193557" text:style-name="Internet_20_link" text:visited-style-name="Internet_20_link">Plex (context sensitive)</text:a><text:tab/>15</text:p>
          <text:p text:style-name="P15">within Atom, Plex, slot, Reify and start...<text:tab/>15</text:p>
          <text:p text:style-name="P15">within repo...<text:tab/>15</text:p>
          <text:p text:style-name="P15"><text:soft-page-break/>within resl...<text:tab/>15</text:p>
          <text:p text:style-name="P14"><text:a xlink:type="simple" xlink:href="#__RefHeading__460_1785193557" text:style-name="Internet_20_link" text:visited-style-name="Internet_20_link">@per</text:a><text:tab/>15</text:p>
          <text:p text:style-name="P13"><text:a xlink:type="simple" xlink:href="#__RefHeading__276_1785193557" text:style-name="Internet_20_link" text:visited-style-name="Internet_20_link">frame</text:a><text:tab/>16</text:p>
          <text:p text:style-name="P14"><text:a xlink:type="simple" xlink:href="#__RefHeading__462_1785193557" text:style-name="Internet_20_link" text:visited-style-name="Internet_20_link">Set</text:a><text:tab/>16</text:p>
          <text:p text:style-name="P14"><text:a xlink:type="simple" xlink:href="#__RefHeading__464_1785193557" text:style-name="Internet_20_link" text:visited-style-name="Internet_20_link">InstanceOf</text:a><text:tab/>16</text:p>
          <text:p text:style-name="P14"><text:a xlink:type="simple" xlink:href="#__RefHeading__466_1785193557" text:style-name="Internet_20_link" text:visited-style-name="Internet_20_link">SubclassOf</text:a><text:tab/>16</text:p>
          <text:p text:style-name="P14"><text:a xlink:type="simple" xlink:href="#__RefHeading__468_1785193557" text:style-name="Internet_20_link" text:visited-style-name="Internet_20_link">Signature</text:a><text:tab/>16</text:p>
          <text:p text:style-name="P14"><text:a xlink:type="simple" xlink:href="#__RefHeading__470_1785193557" text:style-name="Internet_20_link" text:visited-style-name="Internet_20_link">Get</text:a><text:tab/>16</text:p>
          <text:p text:style-name="P14"><text:a xlink:type="simple" xlink:href="#__RefHeading__472_1785193557" text:style-name="Internet_20_link" text:visited-style-name="Internet_20_link">SlotProd</text:a><text:tab/>16</text:p>
          <text:p text:style-name="P13"><text:a xlink:type="simple" xlink:href="#__RefHeading__278_1785193557" text:style-name="Internet_20_link" text:visited-style-name="Internet_20_link">holog</text:a><text:tab/>17</text:p>
          <text:p text:style-name="P14"><text:a xlink:type="simple" xlink:href="#__RefHeading__474_1785193557" text:style-name="Internet_20_link" text:visited-style-name="Internet_20_link">Uniterm</text:a><text:tab/>17</text:p>
          <text:p text:style-name="P14"><text:a xlink:type="simple" xlink:href="#__RefHeading__476_1785193557" text:style-name="Internet_20_link" text:visited-style-name="Internet_20_link">op (context sensitive; see also the atom and expr modules)</text:a><text:tab/>17</text:p>
          <text:p text:style-name="P15">within Uniterm and Signature...<text:tab/>17</text:p>
          <text:p text:style-name="P14"><text:a xlink:type="simple" xlink:href="#__RefHeading__478_1785193557" text:style-name="Internet_20_link" text:visited-style-name="Internet_20_link">Const</text:a><text:tab/>17</text:p>
          <text:p text:style-name="P14"><text:a xlink:type="simple" xlink:href="#__RefHeading__480_1785193557" text:style-name="Internet_20_link" text:visited-style-name="Internet_20_link">@minCard</text:a><text:tab/>17</text:p>
          <text:p text:style-name="P14"><text:a xlink:type="simple" xlink:href="#__RefHeading__482_1785193557" text:style-name="Internet_20_link" text:visited-style-name="Internet_20_link">@maxCard</text:a><text:tab/>17</text:p>
          <text:p text:style-name="P13"><text:a xlink:type="simple" xlink:href="#__RefHeading__280_1785193557" text:style-name="Internet_20_link" text:visited-style-name="Internet_20_link">iri</text:a><text:tab/>18</text:p>
          <text:p text:style-name="P14"><text:a xlink:type="simple" xlink:href="#__RefHeading__484_1785193557" text:style-name="Internet_20_link" text:visited-style-name="Internet_20_link">@iri</text:a><text:tab/>18</text:p>
          <text:p text:style-name="P13"><text:a xlink:type="simple" xlink:href="#__RefHeading__282_1785193557" text:style-name="Internet_20_link" text:visited-style-name="Internet_20_link">naf</text:a><text:tab/>19</text:p>
          <text:p text:style-name="P14"><text:a xlink:type="simple" xlink:href="#__RefHeading__486_1785193557" text:style-name="Internet_20_link" text:visited-style-name="Internet_20_link"><text:s/>Naf</text:a><text:tab/>19</text:p>
          <text:p text:style-name="P14"><text:a xlink:type="simple" xlink:href="#__RefHeading__488_1785193557" text:style-name="Internet_20_link" text:visited-style-name="Internet_20_link">weak</text:a><text:tab/>19</text:p>
          <text:p text:style-name="P13"><text:a xlink:type="simple" xlink:href="#__RefHeading__284_1785193557" text:style-name="Internet_20_link" text:visited-style-name="Internet_20_link">neg</text:a><text:tab/>20</text:p>
          <text:p text:style-name="P14"><text:a xlink:type="simple" xlink:href="#__RefHeading__490_1785193557" text:style-name="Internet_20_link" text:visited-style-name="Internet_20_link">Neg</text:a><text:tab/>20</text:p>
          <text:p text:style-name="P14"><text:a xlink:type="simple" xlink:href="#__RefHeading__492_1785193557" text:style-name="Internet_20_link" text:visited-style-name="Internet_20_link">strong</text:a><text:tab/>20</text:p>
          <text:p text:style-name="P13"><text:a xlink:type="simple" xlink:href="#__RefHeading__286_1785193557" text:style-name="Internet_20_link" text:visited-style-name="Internet_20_link">performative</text:a><text:tab/>21</text:p>
          <text:p text:style-name="P14"><text:a xlink:type="simple" xlink:href="#__RefHeading__494_1785193557" text:style-name="Internet_20_link" text:visited-style-name="Internet_20_link">RuleML</text:a><text:tab/>21</text:p>
          <text:p text:style-name="P14"><text:a xlink:type="simple" xlink:href="#__RefHeading__496_1785193557" text:style-name="Internet_20_link" text:visited-style-name="Internet_20_link">act</text:a><text:tab/>21</text:p>
          <text:p text:style-name="P14"><text:a xlink:type="simple" xlink:href="#__RefHeading__498_1785193557" text:style-name="Internet_20_link" text:visited-style-name="Internet_20_link">Assert</text:a><text:tab/>21</text:p>
          <text:p text:style-name="P14"><text:a xlink:type="simple" xlink:href="#__RefHeading__500_1785193557" text:style-name="Internet_20_link" text:visited-style-name="Internet_20_link">Retract</text:a><text:tab/>21</text:p>
          <text:p text:style-name="P14"><text:a xlink:type="simple" xlink:href="#__RefHeading__502_1785193557" text:style-name="Internet_20_link" text:visited-style-name="Internet_20_link">Query</text:a><text:tab/>21</text:p>
          <text:p text:style-name="P14"><text:a xlink:type="simple" xlink:href="#__RefHeading__504_1785193557" text:style-name="Internet_20_link" text:visited-style-name="Internet_20_link">formula (context sensitive: see also connective and quantifier modules)</text:a><text:tab/>21</text:p>
          <text:p text:style-name="P15">within Assert and Retract… <text:tab/>21</text:p>
          <text:p text:style-name="P15">within Query...<text:tab/>22</text:p>
          <text:p text:style-name="P13"><text:a xlink:type="simple" xlink:href="#__RefHeading__288_1785193557" text:style-name="Internet_20_link" text:visited-style-name="Internet_20_link">quantifier</text:a><text:tab/>24</text:p>
          <text:p text:style-name="P14"><text:a xlink:type="simple" xlink:href="#__RefHeading__506_1785193557" text:style-name="Internet_20_link" text:visited-style-name="Internet_20_link">Forall</text:a><text:tab/>24</text:p>
          <text:p text:style-name="P14"><text:a xlink:type="simple" xlink:href="#__RefHeading__508_1785193557" text:style-name="Internet_20_link" text:visited-style-name="Internet_20_link">Exists</text:a><text:tab/>24</text:p>
          <text:p text:style-name="P14"><text:a xlink:type="simple" xlink:href="#__RefHeading__510_1785193557" text:style-name="Internet_20_link" text:visited-style-name="Internet_20_link">declare</text:a><text:tab/>24</text:p>
          <text:p text:style-name="P14"><text:a xlink:type="simple" xlink:href="#__RefHeading__512_1785193557" text:style-name="Internet_20_link" text:visited-style-name="Internet_20_link">formula <text:s/>(context sensitive; see also the connective and performative modules)</text:a><text:tab/>24</text:p>
          <text:p text:style-name="P15">within Forall... <text:tab/>24</text:p>
          <text:p text:style-name="P15">within Exists... <text:tab/>25</text:p>
          <text:p text:style-name="P13"><text:a xlink:type="simple" xlink:href="#__RefHeading__290_1785193557" text:style-name="Internet_20_link" text:visited-style-name="Internet_20_link">rest</text:a><text:tab/>26</text:p>
          <text:p text:style-name="P14"><text:a xlink:type="simple" xlink:href="#__RefHeading__514_1785193557" text:style-name="Internet_20_link" text:visited-style-name="Internet_20_link">repo</text:a><text:tab/>26</text:p>
          <text:p text:style-name="P14"><text:a xlink:type="simple" xlink:href="#__RefHeading__516_1785193557" text:style-name="Internet_20_link" text:visited-style-name="Internet_20_link">resl</text:a><text:tab/>26</text:p>
          <text:p text:style-name="P13"><text:a xlink:type="simple" xlink:href="#__RefHeading__292_1785193557" text:style-name="Internet_20_link" text:visited-style-name="Internet_20_link">slot</text:a><text:tab/>27</text:p>
          <text:p text:style-name="P14"><text:a xlink:type="simple" xlink:href="#__RefHeading__518_1785193557" text:style-name="Internet_20_link" text:visited-style-name="Internet_20_link">slot (context sensitive)</text:a><text:tab/>27</text:p>
          <text:p text:style-name="P15">within Atom, Expr, Plex, Uniterm, Reify and start<text:tab/>27</text:p>
          <text:p text:style-name="P15">within Signature, Atom-frame...<text:tab/>27</text:p>
          <text:p text:style-name="P14"><text:a xlink:type="simple" xlink:href="#__RefHeading__520_1785193557" text:style-name="Internet_20_link" text:visited-style-name="Internet_20_link">@card</text:a><text:tab/>27</text:p>
          <text:p text:style-name="P14"><text:a xlink:type="simple" xlink:href="#__RefHeading__522_1785193557" text:style-name="Internet_20_link" text:visited-style-name="Internet_20_link">@weight</text:a><text:tab/>27</text:p>
          <text:p text:style-name="P13"><text:a xlink:type="simple" xlink:href="#__RefHeading__294_1785193557" text:style-name="Internet_20_link" text:visited-style-name="Internet_20_link">term</text:a><text:tab/>28</text:p>
          <text:p text:style-name="P14"><text:soft-page-break/><text:a xlink:type="simple" xlink:href="#__RefHeading__524_1785193557" text:style-name="Internet_20_link" text:visited-style-name="Internet_20_link">arg</text:a><text:tab/>28</text:p>
          <text:p text:style-name="P14"><text:a xlink:type="simple" xlink:href="#__RefHeading__526_1785193557" text:style-name="Internet_20_link" text:visited-style-name="Internet_20_link">Ind</text:a><text:tab/>28</text:p>
          <text:p text:style-name="P14"><text:a xlink:type="simple" xlink:href="#__RefHeading__528_1785193557" text:style-name="Internet_20_link" text:visited-style-name="Internet_20_link">Data</text:a><text:tab/>28</text:p>
          <text:p text:style-name="P14"><text:a xlink:type="simple" xlink:href="#__RefHeading__530_1785193557" text:style-name="Internet_20_link" text:visited-style-name="Internet_20_link">Var</text:a><text:tab/>28</text:p>
          <text:p text:style-name="P14"><text:a xlink:type="simple" xlink:href="#__RefHeading__532_1785193557" text:style-name="Internet_20_link" text:visited-style-name="Internet_20_link">Skolem</text:a><text:tab/>29</text:p>
          <text:p text:style-name="P14"><text:a xlink:type="simple" xlink:href="#__RefHeading__534_1785193557" text:style-name="Internet_20_link" text:visited-style-name="Internet_20_link">Reify</text:a><text:tab/>29</text:p>
          <text:p text:style-name="P14"><text:a xlink:type="simple" xlink:href="#__RefHeading__536_1785193557" text:style-name="Internet_20_link" text:visited-style-name="Internet_20_link">@type</text:a><text:tab/>29</text:p>
          <text:p text:style-name="P14"><text:a xlink:type="simple" xlink:href="#__RefHeading__538_1785193557" text:style-name="Internet_20_link" text:visited-style-name="Internet_20_link">@index</text:a><text:tab/>29</text:p>
        </text:index-body>
      </text:table-of-content>
      <text:section text:style-name="Sect2" text:name="Section2">
        <text:h text:style-name="P21" text:outline-level="1"><text:bookmark-start text:name="atom"/><text:bookmark text:name="__RefHeading__266_1785193557"/><text:bookmark text:name="__RefHeading__3277_1287020734"/><text:a xlink:type="simple" xlink:href="http://ruleml.org/1.0/xsd/modules/atom_module.xsd">atom</text:a><text:bookmark-end text:name="__RefHeading__266_1785193557"/><text:bookmark-end text:name="__RefHeading__3277_1287020734"/></text:h>
        <text:h text:style-name="Heading_20_2" text:outline-level="2"><text:bookmark text:name="__RefHeading__400_1785193557"/><text:bookmark text:name="__RefHeading__3279_1287020734"/>Atom<text:bookmark-end text:name="atom"/><text:bookmark-end text:name="__RefHeading__400_1785193557"/><text:bookmark-end text:name="__RefHeading__3279_1287020734"/></text:h>
        <text:p text:style-name="Text_20_body_20_indent">attributes: @closure?</text:p>
        <text:p text:style-name="Text_20_body_20_indent">in bindatagroundlog, bindatagroundfact and bindatalog:</text:p>
        <text:p text:style-name="Code_20_Block">( oid?, degree?, (op | Rel), slot*,((arg | arg_content), (arg | arg_content), slot*)? )</text:p>
        <text:p text:style-name="Text_20_body_20_indent">in datalog, nafdatalog, nafnegdatalog, and negdatalog:</text:p>
        <text:p text:style-name="Code_20_Block">(<text:span text:style-name="T3"> </text:span>oid?, degree?, (op | Rel), slot*, ((arg | arg_content)+, slot*)?<text:span text:style-name="Code"> </text:span><text:span text:style-name="Code"><text:span text:style-name="T3">)</text:span></text:span></text:p>
        <text:p text:style-name="Text_20_body_20_indent">in hornlog &amp; up (except framehohornlogeq):</text:p>
        <text:p text:style-name="P8">( oid?, degree?, (op | Rel), slot*, ((((arg | arg_content)+, repo?) | repo), slot*)?, resl? )</text:p>
        <text:p text:style-name="Text_20_body_20_indent">in framehohornlogeq <text:span text:style-name="T6">(except in Reify or start)</text:span>: </text:p>
        <text:p text:style-name="Code_20_Block">( oid, ( op | op_content )?, slot* )</text:p>
        <text:h text:style-name="Heading_20_4" text:outline-level="4"><text:span text:style-name="T6">within Reify and start in SWSL languages </text:span>:</text:h>
        <text:p text:style-name="P5">oid?, degree?, (op | Rel), slot* ((((arg | Var | Skolem | Reify | Const | Uniterm)+, repo?) | repo), slot*)?, resl?</text:p>
        <text:h text:style-name="Heading_20_2" text:outline-level="2"><text:bookmark text:name="__RefHeading__402_1785193557"/><text:bookmark text:name="__RefHeading__22_1287020734"/>degree<text:bookmark-end text:name="__RefHeading__402_1785193557"/><text:bookmark-end text:name="__RefHeading__22_1287020734"/></text:h>
        <text:p text:style-name="Text_20_body_20_indent">attributes: none</text:p>
        <text:p text:style-name="Text_20_body_20_indent">in all sublanguages: </text:p>
        <text:p text:style-name="Code_20_Block">(Data)</text:p>
        <text:h text:style-name="Heading_20_2" text:outline-level="2"><text:bookmark text:name="__RefHeading__404_1785193557"/><text:bookmark text:name="__RefHeading__24_1287020734"/>op (context sensitive; see also the holog and expr modules)<text:bookmark-end text:name="__RefHeading__404_1785193557"/><text:bookmark-end text:name="__RefHeading__24_1287020734"/></text:h>
        <text:p text:style-name="Text_20_body_20_indent">attributes: none</text:p>
        <text:h text:style-name="Heading_20_3" text:outline-level="3">within Atom,<text:span text:style-name="T6"> Reify and start</text:span>...</text:h>
        <text:p text:style-name="Text_20_body_20_indent">in all sublanguages <text:span text:style-name="T18">(except SWSL languages)</text:span>: </text:p>
        <text:p text:style-name="Code_20_Block">( Rel )</text:p>
        <text:h text:style-name="Heading_20_2" text:outline-level="2"><text:bookmark text:name="__RefHeading__406_1785193557"/><text:bookmark text:name="__RefHeading__26_1287020734"/>Rel<text:bookmark-end text:name="__RefHeading__406_1785193557"/><text:bookmark-end text:name="__RefHeading__26_1287020734"/></text:h>
        <text:p text:style-name="Text_20_body_20_indent">attributes: @iri?</text:p>
        <text:p text:style-name="Text_20_body_20_indent">in all sublanguages: </text:p>
        <text:p text:style-name="Code_20_Block">( text )</text:p>
        <text:h text:style-name="Heading_20_1" text:outline-level="1"><text:bookmark text:name="__RefHeading__268_1785193557"/><text:bookmark text:name="__RefHeading__28_1287020734"/><text:a xlink:type="simple" xlink:href="http://ruleml.org/1.0/xsd/modules/connective_module.xsd">c</text:a><text:bookmark-start text:name="connective"/><text:a xlink:type="simple" xlink:href="http://ruleml.org/1.0/xsd/modules/connective_module.xsd">onnective</text:a><text:bookmark-end text:name="__RefHeading__268_1785193557"/><text:bookmark-end text:name="__RefHeading__28_1287020734"/><text:bookmark-end text:name="connective"/></text:h>
        <text:h text:style-name="Heading_20_2" text:outline-level="2"><text:bookmark text:name="__RefHeading__408_1785193557"/><text:bookmark text:name="__RefHeading__30_1287020734"/>if (context sensitive)<text:bookmark-end text:name="__RefHeading__408_1785193557"/><text:bookmark-end text:name="__RefHeading__30_1287020734"/></text:h>
        <text:p text:style-name="Text_20_body_20_indent">attributes: none</text:p>
        <text:h text:style-name="Heading_20_3" text:outline-level="3">within Implies<text:span text:style-name="T6">, Reify and start</text:span>... </text:h>
        <text:p text:style-name="Text_20_body_20_indent">in all sublanguages <text:span text:style-name="T18">(except bindatagroundfact)</text:span>:</text:p>
        <text:p text:style-name="Code_20_Block">( if_implies_content )</text:p>
        <text:h text:style-name="Heading_20_4" text:outline-level="4">where if_implies_content =</text:h>
        <text:p text:style-name="Text_20_body_20_indent">in datalog &amp; down and hornlog, dishornlog: </text:p>
        <text:p text:style-name="Code_20_Block">( Atom | And | Or )</text:p>
        <text:p text:style-name="Text_20_body_20_indent">in negdatalog: </text:p>
        <text:p text:style-name="Code_20_Block">( Atom | And | Or | Neg )</text:p>
        <text:p text:style-name="Text_20_body_20_indent">in nafdatalog &amp; nafhornlog: </text:p>
        <text:p text:style-name="Code_20_Block">( Atom | And | Or | Naf )</text:p>
        <text:p text:style-name="Text_20_body_20_indent">in nafnegdatalog: </text:p>
        <text:p text:style-name="Code_20_Block">( Atom | And | Or | Neg | Naf )</text:p>
        <text:p text:style-name="Text_20_body_20_indent">in hornlogeq: </text:p>
        <text:p text:style-name="Code_20_Block">( Atom | And | Or | Equal )</text:p>
        <text:p text:style-name="Text_20_body_20_indent">in hohornlog: </text:p>
        <text:p text:style-name="Code_20_Block">( And | Or | Naf | Uniterm | Neg )</text:p>
        <text:p text:style-name="Text_20_body_20_indent">in hohornlogeq: </text:p>
        <text:p text:style-name="Code_20_Block">( And | Or | Naf | Uniterm | Neg | Equal )</text:p>
        <text:p text:style-name="Text_20_body_20_indent">in framehohornlogeq: </text:p>
        <text:p text:style-name="Code_20_Block">( And<text:span text:style-name="T2"> </text:span>| Or<text:span text:style-name="T2"> </text:span>| Naf<text:span text:style-name="T4"> <text:s/></text:span><text:span text:style-name="T2"><text:s/></text:span>| Uniterm<text:span text:style-name="T4"> <text:s/></text:span><text:span text:style-name="T2"><text:s/></text:span>| Neg<text:span text:style-name="T4"> <text:s/></text:span><text:span text:style-name="T2"><text:s/></text:span>| Equal<text:span text:style-name="T4"> <text:s/></text:span><text:span text:style-name="T2"><text:s/></text:span>| Atom­<text:span text:style-name="T4"> <text:s/></text:span><text:span text:style-name="T2"><text:s/></text:span>| InstanceOf<text:span text:style-name="T4"> <text:s/></text:span><text:span text:style-name="T2"><text:s/></text:span>| SubclassOf<text:span text:style-name="T4"> <text:s/></text:span><text:span text:style-name="T2"><text:s/></text:span>| Signature )</text:p>
        <text:p text:style-name="Text_20_body_20_indent">in folog: </text:p>
        <text:p text:style-name="Code_20_Block">( Atom | And | Or | Neg | Implies | Equivalent | Forall | Exists )</text:p>
        <text:p text:style-name="Text_20_body_20_indent">in naffolog: </text:p>
        <text:p text:style-name="Code_20_Block">( Atom | And | Or | Neg | Naf | Implies | Equivalent | Forall | Exists )</text:p>
        <text:p text:style-name="Text_20_body_20_indent">in fologeq: </text:p>
        <text:p text:style-name="Code_20_Block">( Atom | And | Or | Neg | Implies | Equivalent | Forall | Exists | Equal )</text:p>
        <text:p text:style-name="Text_20_body_20_indent">in naffologeq: </text:p>
        <text:p text:style-name="Code_20_Block">( Atom | And | Or | Neg | Naf | Implies | Equivalent | Forall | Exists | Equal )</text:p>
        <text:h text:style-name="Heading_20_3" text:outline-level="3"><text:soft-page-break/>within Entails ...<text:span text:style-name="T2"> </text:span></text:h>
        <text:p text:style-name="Text_20_body_20_indent">in all sublanguages:</text:p>
        <text:p text:style-name="Code_20_Block">( if_entails_content )</text:p>
        <text:h text:style-name="Heading_20_4" text:outline-level="4">where if_entails_content =</text:h>
        <text:p text:style-name="Text_20_body_20_indent">in all sublanguages: </text:p>
        <text:p text:style-name="Code_20_Block">( Rulebase )</text:p>
        <text:h text:style-name="Heading_20_2" text:outline-level="2"><text:bookmark text:name="__RefHeading__410_1785193557"/><text:bookmark text:name="__RefHeading__30_12870207341"/>then (context sensitive)<text:bookmark-end text:name="__RefHeading__410_1785193557"/><text:bookmark-end text:name="__RefHeading__30_12870207341"/></text:h>
        <text:p text:style-name="Text_20_body_20_indent">attributes: none</text:p>
        <text:h text:style-name="Heading_20_3" text:outline-level="3">within Implies<text:span text:style-name="T6">, Reify and start</text:span>... </text:h>
        <text:p text:style-name="Text_20_body_20_indent">in all sublanguages <text:span text:style-name="T18">(except bindatagroundfact)</text:span>:</text:p>
        <text:p text:style-name="Code_20_Block">( then_implies_content )</text:p>
        <text:h text:style-name="Heading_20_4" text:outline-level="4">where then_implies_content =</text:h>
        <text:p text:style-name="Text_20_body_20_indent">in datalog &amp; down and hornlog: </text:p>
        <text:p text:style-name="Code_20_Block">( Atom )</text:p>
        <text:p text:style-name="Text_20_body_20_indent">in negdatalog: </text:p>
        <text:p text:style-name="Code_20_Block">( Atom | Neg )</text:p>
        <text:p text:style-name="Text_20_body_20_indent">in nafdatalog &amp; nafhornlog: </text:p>
        <text:p text:style-name="Code_20_Block">( Atom | Naf )</text:p>
        <text:p text:style-name="Text_20_body_20_indent">in nafnegdatalog: </text:p>
        <text:p text:style-name="Code_20_Block">( Atom | Neg | Naf )</text:p>
        <text:p text:style-name="Text_20_body_20_indent">in hornlogeq: </text:p>
        <text:p text:style-name="Code_20_Block">( Atom | Equal )</text:p>
        <text:p text:style-name="Text_20_body_20_indent">in hohornlog: </text:p>
        <text:p text:style-name="Code_20_Block">( Naf | Uniterm | Neg )</text:p>
        <text:p text:style-name="Text_20_body_20_indent">in hohornlogeq: </text:p>
        <text:p text:style-name="Code_20_Block">( Naf | Uniterm | Neg | Equal )</text:p>
        <text:p text:style-name="Text_20_body_20_indent">in framehohornlogeq: </text:p>
        <text:p text:style-name="Code_20_Block">( Naf<text:span text:style-name="T4"> <text:s/></text:span><text:span text:style-name="T2"><text:s/></text:span>| Uniterm<text:span text:style-name="T4"> <text:s/></text:span><text:span text:style-name="T2"><text:s/></text:span>| Neg<text:span text:style-name="T4"> <text:s/></text:span><text:span text:style-name="T2"><text:s/></text:span>| Equal<text:span text:style-name="T4"> <text:s/></text:span><text:span text:style-name="T2"><text:s/></text:span>| Atom­<text:span text:style-name="T4"> <text:s/></text:span><text:span text:style-name="T2"><text:s/></text:span>| InstanceOf<text:span text:style-name="T4"> <text:s/></text:span><text:span text:style-name="T2"><text:s/></text:span>| SubclassOf<text:span text:style-name="T4"> <text:s/></text:span><text:span text:style-name="T2"><text:s/></text:span>| Signature )</text:p>
        <text:p text:style-name="Text_20_body_20_indent">in dishornlog: </text:p>
        <text:p text:style-name="Code_20_Block">( Atom | And | Or )</text:p>
        <text:p text:style-name="Text_20_body_20_indent">in folog: </text:p>
        <text:p text:style-name="Code_20_Block">( Atom | And | Or | Neg | Implies | Equivalent | Forall | Exists )</text:p>
        <text:p text:style-name="Text_20_body_20_indent">in naffolog: </text:p>
        <text:p text:style-name="Code_20_Block">( Atom | And | Or | Neg | Naf | Implies | Equivalent | Forall | Exists )</text:p>
        <text:p text:style-name="Text_20_body_20_indent"><text:soft-page-break/>in fologeq: </text:p>
        <text:p text:style-name="Code_20_Block">( Atom | And | Or | Neg | Implies | Equivalent | Forall | Exists | Equal )</text:p>
        <text:p text:style-name="Text_20_body_20_indent">in naffologeq: </text:p>
        <text:p text:style-name="Code_20_Block">( Atom | And | Or | Neg | Naf | Implies | Equivalent | Forall | Exists | Equal )</text:p>
        <text:h text:style-name="Heading_20_3" text:outline-level="3">within Entails...<text:span text:style-name="T2"> </text:span></text:h>
        <text:p text:style-name="Text_20_body_20_indent">in all sublanguages:</text:p>
        <text:p text:style-name="Code_20_Block">( then_entails_content )</text:p>
        <text:h text:style-name="Heading_20_4" text:outline-level="4">where then_entails_content =</text:h>
        <text:p text:style-name="Text_20_body_20_indent">in all sublanguages: </text:p>
        <text:p text:style-name="Code_20_Block"><text:bookmark text:name="__RefHeading__40_1287020734"/>( Rulebase )<text:bookmark-end text:name="__RefHeading__40_1287020734"/></text:p>
        <text:h text:style-name="Heading_20_2" text:outline-level="2"><text:bookmark text:name="__RefHeading__412_1785193557"/><text:bookmark text:name="__RefHeading__32_1287020734"/>Implies<text:bookmark-end text:name="__RefHeading__412_1785193557"/><text:bookmark-end text:name="__RefHeading__32_1287020734"/></text:h>
        <text:p text:style-name="Text_20_body_20_indent">attributes: @closure?, @direction?, @material? ( + @mapDirection?, @mapMaterial? and @mapClosure? in folog &amp; up)</text:p>
        <text:p text:style-name="Text_20_body_20_indent">in all sublanguages:</text:p>
        <text:p text:style-name="Code_20_Block">( oid?, ((then, if) | (if, then) | (if_implies_content, then_implies_content)) )</text:p>
        <text:h text:style-name="Heading_20_2" text:outline-level="2"><text:bookmark text:name="__RefHeading__414_1785193557"/><text:bookmark text:name="__RefHeading__34_1287020734"/>Entails<text:bookmark-end text:name="__RefHeading__414_1785193557"/><text:bookmark-end text:name="__RefHeading__34_1287020734"/></text:h>
        <text:p text:style-name="Text_20_body_20_indent">attributes: none</text:p>
        <text:p text:style-name="Text_20_body_20_indent">in all sublanguages: </text:p>
        <text:p text:style-name="Code_20_Block">( oid?, (if | Rulebase), (then | Rulebase)<text:span text:style-name="T3"> )</text:span></text:p>
        <text:h text:style-name="Heading_20_2" text:outline-level="2"><text:bookmark text:name="__RefHeading__416_1785193557"/><text:bookmark text:name="__RefHeading__36_1287020734"/>Equivalent<text:bookmark-end text:name="__RefHeading__416_1785193557"/><text:bookmark-end text:name="__RefHeading__36_1287020734"/></text:h>
        <text:p text:style-name="Text_20_body_20_indent">attributes: @closure? ( + @mapDirection?, @mapClosure? and @mapMaterial? in folog &amp; up)</text:p>
        <text:p text:style-name="Text_20_body_20_indent">in all sublanguages: </text:p>
        <text:p text:style-name="Code_20_Block">( oid?, ((torso, torso) | ( torso_content, torso_content )) )</text:p>
        <text:h text:style-name="Heading_20_2" text:outline-level="2"><text:bookmark text:name="__RefHeading__418_1785193557"/>torso<text:bookmark-end text:name="__RefHeading__418_1785193557"/></text:h>
        <text:p text:style-name="Text_20_body_20_indent">attributes: none</text:p>
        <text:p text:style-name="Text_20_body_20_indent">in all sublanguages: </text:p>
        <text:p text:style-name="Code_20_Block">( torso_content )</text:p>
        <text:h text:style-name="Heading_20_4" text:outline-level="4">where torso_content =</text:h>
        <text:p text:style-name="Text_20_body_20_indent">in datalog &amp; down and up to (and including) <text:span text:style-name="T6">dis</text:span>hornlog: </text:p>
        <text:p text:style-name="Code_20_Block">( Atom )</text:p>
        <text:p text:style-name="P4">in dishornlog: </text:p>
        <text:p text:style-name="P9"><text:soft-page-break/>( Atom | Or )</text:p>
        <text:p text:style-name="Text_20_body_20_indent">in hornlogeq: </text:p>
        <text:p text:style-name="Code_20_Block">( Atom | Equal )</text:p>
        <text:p text:style-name="Text_20_body_20_indent">in hohornlog: </text:p>
        <text:p text:style-name="Code_20_Block">( Uniterm )</text:p>
        <text:p text:style-name="Text_20_body_20_indent">in hohornlogeq: </text:p>
        <text:p text:style-name="Code_20_Block">( Uniterm | Equal )</text:p>
        <text:p text:style-name="Text_20_body_20_indent">in framehohornlogeq: </text:p>
        <text:p text:style-name="Code_20_Block">( Atom | Uniterm | InstanceOf | SubclassOf | Signature | Equal )</text:p>
        <text:p text:style-name="Text_20_body_20_indent">in folog and naffolog: </text:p>
        <text:p text:style-name="Code_20_Block">( Atom | And | Or | Neg | Implies | Equivalent | Forall | Exists )</text:p>
        <text:p text:style-name="Text_20_body_20_indent">in fologeq &amp; naffologeq: </text:p>
        <text:p text:style-name="Code_20_Block">( Atom | And | Or | Neg | Implies | Equivalent | Forall | Exists | Equal )</text:p>
        <text:h text:style-name="Heading_20_2" text:outline-level="2"><text:bookmark text:name="__RefHeading__420_1785193557"/><text:bookmark text:name="__RefHeading__42_1287020734"/>Rulebase<text:bookmark-end text:name="__RefHeading__420_1785193557"/><text:bookmark-end text:name="__RefHeading__42_1287020734"/></text:h>
        <text:p text:style-name="Text_20_body_20_indent">attributes: @mapDirection?, @mapClosure? and @mapMaterial?</text:p>
        <text:p text:style-name="Text_20_body_20_indent">in all sublanguages:</text:p>
        <text:p text:style-name="Code_20_Block"><text:s/>( oid?,<text:span text:style-name="T2"> </text:span>(formula | formula_rulebase_content)* )</text:p>
        <text:h text:style-name="Heading_20_2" text:outline-level="2"><text:bookmark text:name="__RefHeading__422_1785193557"/><text:bookmark text:name="__RefHeading__44_1287020734"/>And<text:bookmark-end text:name="__RefHeading__422_1785193557"/><text:bookmark-end text:name="__RefHeading__44_1287020734"/></text:h>
        <text:p text:style-name="Text_20_body_20_indent">attributes {within Query only: @closure?} ( + @mapDirection?, @mapClosure? and @mapMaterial? in folog &amp; up)</text:p>
        <text:p text:style-name="Text_20_body_20_indent">in all sublanguages: </text:p>
        <text:p text:style-name="Code_20_Block">( oid?, (formula | formula_andor_content)* )</text:p>
        <text:h text:style-name="Heading_20_2" text:outline-level="2"><text:bookmark text:name="__RefHeading__424_1785193557"/><text:bookmark text:name="__RefHeading__1637_1287020734"/>Or<text:bookmark-end text:name="__RefHeading__424_1785193557"/><text:bookmark-end text:name="__RefHeading__1637_1287020734"/></text:h>
        <text:p text:style-name="Text_20_body_20_indent">attributes {within Query only: @closure?} ( + @mapDirection?, @mapClosure? and @mapMaterial? in folog &amp; up)</text:p>
        <text:p text:style-name="Text_20_body_20_indent">in all sublanguages: </text:p>
        <text:p text:style-name="Code_20_Block">( oid?, (formula | formula_andor_content)* )</text:p>
        <text:h text:style-name="Heading_20_2" text:outline-level="2"><text:bookmark text:name="__RefHeading__426_1785193557"/><text:bookmark text:name="__RefHeading__48_1287020734"/>formula<text:span text:style-name="T4"> </text:span>(context sensitive; see also performative and quantifier modules )<text:bookmark-end text:name="__RefHeading__426_1785193557"/><text:bookmark-end text:name="__RefHeading__48_1287020734"/></text:h>
        <text:p text:style-name="Text_20_body_20_indent">attributes: none</text:p>
        <text:h text:style-name="Heading_20_3" text:outline-level="3">within Rulebase...<text:span text:style-name="T2"> </text:span></text:h>
        <text:p text:style-name="Code_20_Block">( formula_rulebase_content )</text:p>
        <text:h text:style-name="Heading_20_4" text:outline-level="4"><text:soft-page-break/>where formula_rulebase_content =</text:h>
        <text:p text:style-name="Text_20_body_20_indent">in bindatagroundfact:</text:p>
        <text:p text:style-name="P7">( Atom )</text:p>
        <text:p text:style-name="Text_20_body_20_indent">in bindatagroundlog:</text:p>
        <text:p text:style-name="Code_20_Block">( <text:span text:style-name="T7">Atom </text:span><text:span text:style-name="T9">|</text:span><text:span text:style-name="T7"> Implies </text:span><text:span text:style-name="T9">|</text:span><text:span text:style-name="T7"> Equivalent</text:span> )</text:p>
        <text:p text:style-name="Text_20_body_20_indent">in bindatalog, datalog, nafdatalog, hornlog, nafhornlog dishornlog:</text:p>
        <text:p text:style-name="P6"><text:span text:style-name="T7"><text:s/>( </text:span><text:span text:style-name="T8">Atom </text:span><text:span text:style-name="T10">|</text:span><text:span text:style-name="T8"> Implies </text:span><text:span text:style-name="T10">|</text:span><text:span text:style-name="T8"> Equivalent </text:span><text:span text:style-name="T10">|</text:span><text:span text:style-name="T8"> Forall )</text:span></text:p>
        <text:p text:style-name="Text_20_body_20_indent">in negdatalog, nafnegdatalog:</text:p>
        <text:p text:style-name="Code_20_Block">( <text:span text:style-name="T7">Atom </text:span><text:span text:style-name="T9">|</text:span><text:span text:style-name="T7"> </text:span><text:span text:style-name="T8">Implies </text:span><text:span text:style-name="T10">|</text:span><text:span text:style-name="T8"> Equivalent </text:span><text:span text:style-name="T10">|</text:span><text:span text:style-name="T8"> Forall</text:span><text:span text:style-name="T7"> </text:span><text:span text:style-name="T9">|</text:span><text:span text:style-name="T7"> Neg</text:span> )</text:p>
        <text:p text:style-name="Text_20_body_20_indent">in hornlogeq:</text:p>
        <text:p text:style-name="Code_20_Block">( <text:span text:style-name="T7">Atom | </text:span><text:span text:style-name="T8">Implies | Equivalent | Forall</text:span><text:span text:style-name="T7"> | Equal</text:span> )</text:p>
        <text:p text:style-name="Text_20_body_20_indent">in hohornlog:</text:p>
        <text:p text:style-name="Code_20_Block">( Implies | Equivalent | Forall | Uniterm | Neg )</text:p>
        <text:p text:style-name="Text_20_body_20_indent">in hohornlogeq:</text:p>
        <text:p text:style-name="Code_20_Block">( Implies | Equivalent | Forall | Uniterm | Neg | Equal )</text:p>
        <text:p text:style-name="Text_20_body_20_indent">in framehohornlogeq:</text:p>
        <text:p text:style-name="Code_20_Block">( Implies | Equivalent | Forall | Uniterm | Neg | Equal | Atom | InstanceOf | SubclassOf | Signature )</text:p>
        <text:p text:style-name="Text_20_body_20_indent">in folog, naffolog:</text:p>
        <text:p text:style-name="Code_20_Block">( Atom | <text:span text:style-name="T16">Implies | Equivalent | Forall</text:span> | And | Or | Neg | Exists )</text:p>
        <text:p text:style-name="Text_20_body_20_indent">in fologeq, <text:span text:style-name="T16">naffologeq</text:span>:</text:p>
        <text:p text:style-name="Code_20_Block">( Atom | <text:span text:style-name="T16">Implies | Equivalent | Forall</text:span> | And | Or | Neg | Exists | Equal )</text:p>
        <text:p text:style-name="Text_20_body_20_indent"/>
        <text:h text:style-name="Heading_20_3" text:outline-level="3">within And/Or... </text:h>
        <text:p text:style-name="Code_20_Block">( formula_andor_content )</text:p>
        <text:h text:style-name="Heading_20_4" text:outline-level="4">where formula_andor_content =</text:h>
        <text:p text:style-name="Text_20_body_20_indent">in datalog &amp; down, hornlog and dishornlog: </text:p>
        <text:p text:style-name="Code_20_Block">( Atom | And | Or )</text:p>
        <text:p text:style-name="Text_20_body_20_indent">in negdatalog: </text:p>
        <text:p text:style-name="Code_20_Block">( Atom | And | Or | Neg )</text:p>
        <text:p text:style-name="Text_20_body_20_indent">in nafdatalog and nafhornlog: </text:p>
        <text:p text:style-name="Code_20_Block">( Atom | And | Or | Naf )</text:p>
        <text:p text:style-name="Text_20_body_20_indent">in nafnegdatalog: </text:p>
        <text:p text:style-name="Code_20_Block">( Atom | And | Or | Naf | Neg )</text:p>
        <text:p text:style-name="Text_20_body_20_indent">in hornlogeq: </text:p>
        <text:p text:style-name="Code_20_Block">( Atom | And | Or | Equal )</text:p>
        <text:p text:style-name="Text_20_body_20_indent"><text:soft-page-break/>in hohornlog: </text:p>
        <text:p text:style-name="Code_20_Block">( And | Or | Naf | Uniterm | Neg )</text:p>
        <text:p text:style-name="Text_20_body_20_indent">in hohornlogeq: </text:p>
        <text:p text:style-name="Code_20_Block">( And | Or | Naf | Uniterm | Neg | Equal )</text:p>
        <text:p text:style-name="Text_20_body_20_indent">in framehohornlogeq: </text:p>
        <text:p text:style-name="Code_20_Block">( And<text:span text:style-name="T2"> </text:span>| Or<text:span text:style-name="T2"> </text:span>| Naf<text:span text:style-name="T3"> <text:s/></text:span><text:span text:style-name="T2"><text:s/></text:span>| Uniterm<text:span text:style-name="T3"> <text:s/></text:span><text:span text:style-name="T2"><text:s/></text:span>| Neg<text:span text:style-name="T3"> <text:s/></text:span><text:span text:style-name="T2"><text:s/></text:span>| Equal<text:span text:style-name="T3"> <text:s/></text:span><text:span text:style-name="T2"><text:s/></text:span>| Atom<text:span text:style-name="T3"> <text:s/></text:span><text:span text:style-name="T2"><text:s/></text:span>| InstanceOf<text:span text:style-name="T3"> <text:s/></text:span><text:span text:style-name="T2"><text:s/></text:span>| SubclassOf<text:span text:style-name="T3"> <text:s/></text:span><text:span text:style-name="T2"><text:s/></text:span>| Signature )</text:p>
        <text:p text:style-name="Text_20_body_20_indent">in folog: </text:p>
        <text:p text:style-name="Code_20_Block">( Atom | And | Or | Neg | Implies | Equivalent | Forall | Exists )</text:p>
        <text:p text:style-name="Text_20_body_20_indent">in naffolog: </text:p>
        <text:p text:style-name="Code_20_Block">( Atom | And | Or | Neg | Naf | Implies | Equivalent | Forall | Exists )</text:p>
        <text:p text:style-name="Text_20_body_20_indent">in fologeq: </text:p>
        <text:p text:style-name="Code_20_Block">( Atom | And | Or | Neg | Implies | Equivalent | Forall | Exists | Equal )</text:p>
        <text:p text:style-name="Text_20_body_20_indent">in naffologeq: </text:p>
        <text:p text:style-name="Code_20_Block">( Atom | And | Or | Neg | Naf | Implies | Equivalent | Forall | Exists | Equal )</text:p>
        <text:h text:style-name="Heading_20_2" text:outline-level="2"><text:bookmark text:name="__RefHeading__428_1785193557"/><text:bookmark text:name="__RefHeading__50_1287020734"/>@mapMaterial<text:bookmark-end text:name="__RefHeading__428_1785193557"/><text:bookmark-end text:name="__RefHeading__50_1287020734"/></text:h>
        <text:p text:style-name="Code_20_Block">( <text:span text:style-name="T11">yes</text:span> | no )</text:p>
        <text:h text:style-name="Heading_20_2" text:outline-level="2"><text:bookmark text:name="__RefHeading__430_1785193557"/><text:bookmark text:name="__RefHeading__52_1287020734"/>@material<text:bookmark-end text:name="__RefHeading__430_1785193557"/><text:bookmark-end text:name="__RefHeading__52_1287020734"/></text:h>
        <text:p text:style-name="Code_20_Block">( <text:span text:style-name="T11">yes</text:span> | no )</text:p>
        <text:h text:style-name="Heading_20_2" text:outline-level="2"><text:bookmark text:name="__RefHeading__432_1785193557"/><text:bookmark text:name="__RefHeading__54_1287020734"/>@mapDirection<text:bookmark-end text:name="__RefHeading__432_1785193557"/><text:bookmark-end text:name="__RefHeading__54_1287020734"/></text:h>
        <text:p text:style-name="Code_20_Block">( <text:span text:style-name="T11">bidirectional</text:span> | forward | backward )</text:p>
        <text:h text:style-name="Heading_20_2" text:outline-level="2"><text:bookmark text:name="__RefHeading__434_1785193557"/><text:bookmark text:name="__RefHeading__56_1287020734"/>@direction<text:bookmark-end text:name="__RefHeading__434_1785193557"/><text:bookmark-end text:name="__RefHeading__56_1287020734"/></text:h>
        <text:p text:style-name="Code_20_Block">( <text:span text:style-name="T11">bidirectional </text:span>| forward | backward )</text:p>
        <text:h text:style-name="Heading_20_2" text:outline-level="2"><text:bookmark text:name="__RefHeading__436_1785193557"/><text:bookmark text:name="__RefHeading__58_1287020734"/>@mapClosure<text:bookmark-end text:name="__RefHeading__436_1785193557"/><text:bookmark-end text:name="__RefHeading__58_1287020734"/></text:h>
        <text:p text:style-name="Code_20_Block">( universal | existential )</text:p>
        <text:h text:style-name="Heading_20_2" text:outline-level="2"><text:bookmark text:name="__RefHeading__438_1785193557"/><text:bookmark text:name="__RefHeading__60_1287020734"/>@closure<text:bookmark-end text:name="__RefHeading__438_1785193557"/><text:bookmark-end text:name="__RefHeading__60_1287020734"/></text:h>
        <text:p text:style-name="Code_20_Block">( universal | existential )</text:p>
        <text:h text:style-name="Heading_20_1" text:outline-level="1"><text:bookmark-start text:name="desc"/><text:bookmark text:name="__RefHeading__270_1785193557"/><text:bookmark text:name="__RefHeading__74_12870207341111111111111"/><text:a xlink:type="simple" xlink:href="http://ruleml.org/1.0/xsd/modules/desc_module.xsd">d</text:a><text:bookmark text:name="__RefHeading__76_1287020734"/><text:a xlink:type="simple" xlink:href="http://ruleml.org/1.0/xsd/modules/desc_module.xsd">esc</text:a><text:bookmark-end text:name="desc"/><text:bookmark-end text:name="__RefHeading__270_1785193557"/><text:bookmark-end text:name="__RefHeading__74_12870207341111111111111"/><text:bookmark-end text:name="__RefHeading__76_1287020734"/></text:h>
        <text:h text:style-name="Heading_20_2" text:outline-level="2"><text:bookmark text:name="__RefHeading__440_1785193557"/><text:bookmark text:name="__RefHeading__78_1287020734"/>oid<text:bookmark-end text:name="__RefHeading__440_1785193557"/><text:bookmark-end text:name="__RefHeading__78_1287020734"/></text:h>
        <text:p text:style-name="Text_20_body_20_indent">attributes: none</text:p>
        <text:p text:style-name="Text_20_body_20_indent">in bindatagroundfact and bindatagroundlog : </text:p>
        <text:p text:style-name="Code_20_Block">( arg_content | <text:span text:style-name="T6">Var </text:span>)</text:p>
        <text:p text:style-name="Text_20_body_20_indent">in all other sublanguages except framehohornlogeq: </text:p>
        <text:p text:style-name="Code_20_Block">( arg_content )</text:p>
        <text:p text:style-name="Text_20_body_20_indent">framehohornlogeq:</text:p>
        <text:p text:style-name="Code_20_Block">( op_content )<text:bookmark-start text:name="equality"/></text:p>
        <text:h text:style-name="Heading_20_1" text:outline-level="1"><text:bookmark text:name="__RefHeading__272_1785193557"/><text:a xlink:type="simple" xlink:href="http://ruleml.org/1.0/xsd/modules/equality_module.xsd">e</text:a><text:bookmark text:name="__RefHeading__80_1287020734"/><text:a xlink:type="simple" xlink:href="http://ruleml.org/1.0/xsd/modules/equality_module.xsd">quality</text:a><text:bookmark-end text:name="equality"/><text:bookmark-end text:name="__RefHeading__272_1785193557"/><text:bookmark-end text:name="__RefHeading__80_1287020734"/></text:h>
        <text:h text:style-name="Heading_20_2" text:outline-level="2"><text:bookmark text:name="__RefHeading__442_1785193557"/><text:bookmark text:name="__RefHeading__82_1287020734"/>Equal<text:bookmark-end text:name="__RefHeading__442_1785193557"/><text:bookmark-end text:name="__RefHeading__82_1287020734"/></text:h>
        <text:p text:style-name="Text_20_body_20_indent">attributes: none</text:p>
        <text:p text:style-name="Text_20_body_20_indent">in hornlogeq, fologeq, naffologeq, hohornlogeq, framehohornlogeq </text:p>
        <text:p text:style-name="Code_20_Block">( oid?, degree?, ((left, right) | (arg_content, arg_content)) )</text:p>
        <text:h text:style-name="Heading_20_2" text:outline-level="2"><text:bookmark text:name="__RefHeading__444_1785193557"/><text:bookmark text:name="__RefHeading__84_1287020734"/>left<text:bookmark-end text:name="__RefHeading__444_1785193557"/><text:bookmark-end text:name="__RefHeading__84_1287020734"/></text:h>
        <text:p text:style-name="Text_20_body_20_indent">attributes: none</text:p>
        <text:p text:style-name="Text_20_body_20_indent">in hornlogeq<text:span text:style-name="T1">,</text:span> fologeq, naffologeq <text:span text:style-name="T1">,</text:span> hohornlogeq<text:span text:style-name="T1">,</text:span> framehohornlogeq: </text:p>
        <text:p text:style-name="Code_20_Block">( arg_content )</text:p>
        <text:h text:style-name="Heading_20_2" text:outline-level="2"><text:bookmark text:name="__RefHeading__446_1785193557"/><text:bookmark text:name="__RefHeading__86_1287020734"/>right<text:bookmark-end text:name="__RefHeading__446_1785193557"/><text:bookmark-end text:name="__RefHeading__86_1287020734"/></text:h>
        <text:p text:style-name="P2">same as left</text:p>
        <text:h text:style-name="Heading_20_2" text:outline-level="2"><text:bookmark text:name="__RefHeading__448_1785193557"/><text:bookmark text:name="__RefHeading__88_1287020734"/>@oriented<text:bookmark-end text:name="__RefHeading__448_1785193557"/><text:bookmark-end text:name="__RefHeading__88_1287020734"/></text:h>
        <text:p text:style-name="Code_20_Block"><text:s/>( <text:span text:style-name="T11">no</text:span> | yes )</text:p>
        <text:h text:style-name="Heading_20_2" text:outline-level="2"><text:bookmark text:name="__RefHeading__450_1785193557"/><text:bookmark text:name="__RefHeading__90_1287020734"/>@val<text:bookmark-end text:name="__RefHeading__450_1785193557"/><text:bookmark-end text:name="__RefHeading__90_1287020734"/></text:h>
        <text:p text:style-name="Code_20_Block"><text:bookmark-start text:name="frame"/>( <text:span text:style-name="T11">0..</text:span> | 1 )</text:p>
        <text:h text:style-name="Heading_20_1" text:outline-level="1"><text:bookmark text:name="__RefHeading__274_1785193557"/><text:a xlink:type="simple" xlink:href="http://ruleml.org/1.0/xsd/modules/expr_module.xsd">expr</text:a><text:bookmark-end text:name="__RefHeading__274_1785193557"/></text:h>
        <text:h text:style-name="Heading_20_2" text:outline-level="2"><text:bookmark text:name="__RefHeading__452_1785193557"/><text:bookmark text:name="__RefHeading__64_1287020734"/>Expr<text:bookmark-end text:name="__RefHeading__452_1785193557"/><text:bookmark-end text:name="__RefHeading__64_1287020734"/></text:h>
        <text:p text:style-name="Text_20_body_20_indent">attributes: @type?</text:p>
        <text:p text:style-name="Text_20_body_20_indent">in hornlog &amp; up (except hohornlog, etc):</text:p>
        <text:p text:style-name="P8">( oid?, (op | Fun), slot*, ((((arg | arg_content)+, repo?) | repo), slot*)?, resl? )</text:p>
        <text:h text:style-name="Heading_20_2" text:outline-level="2"><text:bookmark text:name="__RefHeading__454_1785193557"/><text:bookmark text:name="__RefHeading__66_1287020734"/>op (context sensitive; see also the atom and holog modules)<text:bookmark-end text:name="__RefHeading__454_1785193557"/><text:bookmark-end text:name="__RefHeading__66_1287020734"/></text:h>
        <text:h text:style-name="Heading_20_3" text:outline-level="3">within Expr: </text:h>
        <text:p text:style-name="Text_20_body_20_indent">attributes: none</text:p>
        <text:p text:style-name="Text_20_body_20_indent">in hornlog &amp; up <text:span text:style-name="T18">(except SWSL languages)</text:span>:</text:p>
        <text:p text:style-name="Code_20_Block">( Fun )</text:p>
        <text:h text:style-name="Heading_20_2" text:outline-level="2"><text:bookmark text:name="__RefHeading__456_1785193557"/><text:bookmark text:name="__RefHeading__68_1287020734"/>Fun<text:bookmark-end text:name="__RefHeading__456_1785193557"/><text:bookmark-end text:name="__RefHeading__68_1287020734"/></text:h>
        <text:p text:style-name="Text_20_body_20_indent">attributes: @iri?</text:p>
        <text:p text:style-name="Text_20_body_20_indent">in hornlog &amp; up <text:span text:style-name="T18">(except SWSL languages)</text:span>: </text:p>
        <text:p text:style-name="Code_20_Block">( text )</text:p>
        <text:h text:style-name="Heading_20_2" text:outline-level="2"><text:bookmark text:name="__RefHeading__458_1785193557"/><text:bookmark text:name="__RefHeading__70_1287020734"/>Plex (context sensitive)<text:bookmark-end text:name="__RefHeading__458_1785193557"/><text:bookmark-end text:name="__RefHeading__70_1287020734"/></text:h>
        <text:p text:style-name="Text_20_body_20_indent">attributes: none</text:p>
        <text:h text:style-name="Heading_20_3" text:outline-level="3">within Atom, Plex, slot, Reify and start...</text:h>
        <text:p text:style-name="Text_20_body_20_indent">in hornlog &amp; up :</text:p>
        <text:p text:style-name="P8">( oid?, slot*, (((arg | arg_content)+, repo?, slot*, resl?)? | (repo, slot*, resl?) | resl) )</text:p>
        <text:h text:style-name="Heading_20_3" text:outline-level="3">within repo...</text:h>
        <text:p text:style-name="Text_20_body_20_indent">in hornlog &amp; up:</text:p>
        <text:p text:style-name="P8">( ( arg | arg_content)* , repo? )</text:p>
        <text:h text:style-name="Heading_20_3" text:outline-level="3">within resl...</text:h>
        <text:p text:style-name="Text_20_body_20_indent">in hornlog &amp; up including hohornlog, etc. : </text:p>
        <text:p text:style-name="P8">( slot*, resl? )</text:p>
        <text:h text:style-name="Heading_20_2" text:outline-level="2"><text:bookmark text:name="__RefHeading__460_1785193557"/><text:bookmark text:name="__RefHeading__72_1287020734"/>@per<text:bookmark-end text:name="__RefHeading__460_1785193557"/><text:bookmark-end text:name="__RefHeading__72_1287020734"/></text:h>
        <text:p text:style-name="Code_20_Block">( <text:span text:style-name="T11">copy</text:span> | open | value <text:span text:style-name="T19">| effect | model </text:span>)</text:p>
        <text:h text:style-name="P20" text:outline-level="1"><text:bookmark text:name="__RefHeading__276_1785193557"/><text:a xlink:type="simple" xlink:href="http://ruleml.org/1.0/xsd/modules/frame_module.xsd">f</text:a><text:bookmark text:name="__RefHeading__92_1287020734"/><text:a xlink:type="simple" xlink:href="http://ruleml.org/1.0/xsd/modules/frame_module.xsd">rame</text:a><text:bookmark-end text:name="frame"/><text:bookmark-end text:name="__RefHeading__276_1785193557"/><text:bookmark-end text:name="__RefHeading__92_1287020734"/></text:h>
        <text:h text:style-name="Heading_20_2" text:outline-level="2"><text:bookmark text:name="__RefHeading__462_1785193557"/><text:bookmark text:name="__RefHeading__94_1287020734"/>Set<text:bookmark-end text:name="__RefHeading__462_1785193557"/><text:bookmark-end text:name="__RefHeading__94_1287020734"/></text:h>
        <text:p text:style-name="Text_20_body_20_indent">attributes: none</text:p>
        <text:p text:style-name="Text_20_body_20_indent">in framehohornlogeq: </text:p>
        <text:p text:style-name="Code_20_Block">( arg_content* )</text:p>
        <text:h text:style-name="Heading_20_2" text:outline-level="2"><text:bookmark text:name="__RefHeading__464_1785193557"/><text:bookmark text:name="__RefHeading__96_1287020734"/>InstanceOf<text:bookmark-end text:name="__RefHeading__464_1785193557"/><text:bookmark-end text:name="__RefHeading__96_1287020734"/></text:h>
        <text:p text:style-name="Text_20_body_20_indent">attributes: none</text:p>
        <text:p text:style-name="Text_20_body_20_indent">in framehohornlogeq:</text:p>
        <text:p text:style-name="Code_20_Block">( arg_content, arg_content )</text:p>
        <text:h text:style-name="Heading_20_2" text:outline-level="2"><text:bookmark text:name="__RefHeading__466_1785193557"/><text:bookmark text:name="__RefHeading__98_1287020734"/>SubclassOf<text:bookmark-end text:name="__RefHeading__466_1785193557"/><text:bookmark-end text:name="__RefHeading__98_1287020734"/></text:h>
        <text:p text:style-name="Text_20_body_20_indent">attributes: none</text:p>
        <text:p text:style-name="Text_20_body_20_indent">in framehohornlogeq:</text:p>
        <text:p text:style-name="Code_20_Block">( arg_content, arg_content )</text:p>
        <text:h text:style-name="Heading_20_2" text:outline-level="2"><text:bookmark text:name="__RefHeading__468_1785193557"/><text:bookmark text:name="__RefHeading__100_1287020734"/>Signature<text:bookmark-end text:name="__RefHeading__468_1785193557"/><text:bookmark-end text:name="__RefHeading__100_1287020734"/></text:h>
        <text:p text:style-name="Text_20_body_20_indent">attributes: none</text:p>
        <text:p text:style-name="Text_20_body_20_indent">in framehohornlogeq: </text:p>
        <text:p text:style-name="Code_20_Block">( oid, (op | op_content)?, slot* )</text:p>
        <text:h text:style-name="Heading_20_2" text:outline-level="2"><text:bookmark text:name="__RefHeading__470_1785193557"/><text:bookmark text:name="__RefHeading__102_1287020734"/>Get<text:bookmark-end text:name="__RefHeading__470_1785193557"/><text:bookmark-end text:name="__RefHeading__102_1287020734"/></text:h>
        <text:p text:style-name="Text_20_body_20_indent">attributes: none</text:p>
        <text:p text:style-name="Text_20_body_20_indent">in framehohornlogeq: </text:p>
        <text:p text:style-name="Code_20_Block">( oid, SlotProd )</text:p>
        <text:h text:style-name="Heading_20_2" text:outline-level="2"><text:bookmark text:name="__RefHeading__472_1785193557"/><text:bookmark text:name="__RefHeading__104_1287020734"/>SlotProd<text:bookmark-end text:name="__RefHeading__472_1785193557"/><text:bookmark-end text:name="__RefHeading__104_1287020734"/></text:h>
        <text:p text:style-name="Text_20_body_20_indent">attributes: none</text:p>
        <text:p text:style-name="Text_20_body_20_indent">in framehohornlogeq: </text:p>
        <text:p text:style-name="Code_20_Block">( ( arg_content)+ )<text:bookmark text:name="holog"/></text:p>
        <text:h text:style-name="P19" text:outline-level="1"><text:bookmark text:name="__RefHeading__278_1785193557"/><text:bookmark text:name="__RefHeading__106_1287020734111111111111"/><text:a xlink:type="simple" xlink:href="http://ruleml.org/1.0/xsd/modules/holog_module.xsd">holog</text:a><text:bookmark-end text:name="__RefHeading__278_1785193557"/><text:bookmark-end text:name="__RefHeading__106_1287020734111111111111"/></text:h>
        <text:h text:style-name="P17" text:outline-level="2"><text:bookmark text:name="__RefHeading__474_1785193557"/><text:bookmark text:name="__RefHeading__108_1287020734"/>Uniterm<text:bookmark-end text:name="__RefHeading__474_1785193557"/><text:bookmark-end text:name="__RefHeading__108_1287020734"/></text:h>
        <text:p text:style-name="P3">attributes: none</text:p>
        <text:p text:style-name="P3">in hohornlog, hohornlogeq &amp; framehohornlogeq:</text:p>
        <text:p text:style-name="P11"><text:span text:style-name="T6">( oid?, (op | op_content), slot*, resl?, ((((arg | arg_content)+, repo?) | repo), slot*, resl?)?</text:span><text:span text:style-name="T12">)</text:span><text:span text:style-name="T13"> </text:span></text:p>
        <text:p text:style-name="P12"><text:bookmark text:name="__RefHeading__110_1287020734"/>( oid?, (op | op_content), slot*, ((((arg | arg_content)+, repo?) | repo), slot*)?, resl?)<text:bookmark-end text:name="__RefHeading__110_1287020734"/></text:p>
        <text:h text:style-name="Heading_20_2" text:outline-level="2"><text:bookmark text:name="__RefHeading__476_1785193557"/><text:bookmark text:name="__RefHeading__114_1287020734"/>op (context sensitive; see also the atom and expr modules)<text:bookmark-end text:name="__RefHeading__476_1785193557"/><text:bookmark-end text:name="__RefHeading__114_1287020734"/></text:h>
        <text:p text:style-name="Text_20_body_20_indent">attributes: none</text:p>
        <text:h text:style-name="Heading_20_3" text:outline-level="3">within Uniterm and Signature...</text:h>
        <text:p text:style-name="Text_20_body_20_indent">in hohornlog &amp; up: </text:p>
        <text:p text:style-name="Code_20_Block">( op_content )</text:p>
        <text:h text:style-name="Heading_20_4" text:outline-level="4">where op_content =</text:h>
        <text:p text:style-name="Code_20_Block">( Const | Skolem | Var | Reify | Uniterm )</text:p>
        <text:h text:style-name="Heading_20_2" text:outline-level="2"><text:bookmark text:name="__RefHeading__478_1785193557"/><text:bookmark text:name="__RefHeading__116_1287020734"/>Const<text:bookmark-end text:name="__RefHeading__478_1785193557"/><text:bookmark-end text:name="__RefHeading__116_1287020734"/></text:h>
        <text:p text:style-name="Text_20_body_20_indent">attributes: @iri?, @type?</text:p>
        <text:p text:style-name="Text_20_body_20_indent">in hohornlog &amp; up: </text:p>
        <text:p text:style-name="Code_20_Block">( text )</text:p>
        <text:h text:style-name="Heading_20_2" text:outline-level="2"><text:bookmark text:name="__RefHeading__480_1785193557"/><text:bookmark text:name="__RefHeading__118_1287020734"/>@minCard<text:bookmark-end text:name="__RefHeading__480_1785193557"/><text:bookmark-end text:name="__RefHeading__118_1287020734"/></text:h>
        <text:p text:style-name="Text_20_body_20_indent">in hohornlog &amp; up: </text:p>
        <text:p text:style-name="Code_20_Block">( <text:span text:style-name="T14">xsd:</text:span><text:span text:style-name="T7">nonNegativeInteger</text:span> ) </text:p>
        <text:h text:style-name="Heading_20_2" text:outline-level="2"><text:bookmark text:name="__RefHeading__482_1785193557"/><text:bookmark text:name="__RefHeading__120_1287020734"/>@maxCard<text:bookmark-end text:name="__RefHeading__482_1785193557"/><text:bookmark-end text:name="__RefHeading__120_1287020734"/></text:h>
        <text:p text:style-name="Text_20_body_20_indent">in hohornlog &amp; up: </text:p>
        <text:p text:style-name="Code_20_Block">( <text:span text:style-name="T14">xsd:</text:span><text:span text:style-name="T7">nonNegativeInteger</text:span> ) <text:s/></text:p>
        <text:h text:style-name="Heading_20_1" text:outline-level="1"><text:bookmark text:name="__RefHeading__280_1785193557"/><text:bookmark text:name="__RefHeading__188_1287020734111111111111"/><text:a xlink:type="simple" xlink:href="http://ruleml.org/1.0/xsd/modules/iri_module.xsd">iri</text:a><text:bookmark-end text:name="__RefHeading__280_1785193557"/><text:bookmark-end text:name="__RefHeading__188_1287020734111111111111"/></text:h>
        <text:h text:style-name="Heading_20_2" text:outline-level="2"><text:bookmark text:name="__RefHeading__484_1785193557"/><text:bookmark text:name="__RefHeading__190_1287020734"/>@iri<text:bookmark-end text:name="__RefHeading__484_1785193557"/><text:bookmark-end text:name="__RefHeading__190_1287020734"/></text:h>
        <text:p text:style-name="Text_20_body_20_indent">in all sublanguages:</text:p>
        <text:p text:style-name="Code_20_Block"><text:bookmark text:name="__RefHeading__122_1287020734111111111111"/>( xsd:anyURI )<text:bookmark-end text:name="__RefHeading__122_1287020734111111111111"/></text:p>
        <text:h text:style-name="Heading_20_1" text:outline-level="1"><text:bookmark text:name="__RefHeading__282_1785193557"/><text:a xlink:type="simple" xlink:href="http://ruleml.org/1.0/xsd/modules/naf_module.xsd">naf</text:a><text:bookmark-end text:name="__RefHeading__282_1785193557"/></text:h>
        <text:h text:style-name="Heading_20_2" text:outline-level="2"><text:bookmark text:name="__RefHeading__486_1785193557"/><text:bookmark text:name="__RefHeading__124_1287020734"/><text:span text:style-name="T2"><text:s/>N</text:span>af<text:bookmark-end text:name="__RefHeading__486_1785193557"/><text:bookmark-end text:name="__RefHeading__124_1287020734"/></text:h>
        <text:p text:style-name="Text_20_body_20_indent">attributes: none ( + @mapDirection?, @mapMaterial? and @mapClosure? in folog &amp; up)</text:p>
        <text:p text:style-name="Text_20_body_20_indent">in all sublanguages: </text:p>
        <text:p text:style-name="Code_20_Block">( oid?, ( weak | weak_content) )</text:p>
        <text:h text:style-name="Heading_20_2" text:outline-level="2"><text:bookmark text:name="__RefHeading__488_1785193557"/><text:bookmark text:name="__RefHeading__126_1287020734"/>weak<text:bookmark-end text:name="__RefHeading__488_1785193557"/><text:bookmark-end text:name="__RefHeading__126_1287020734"/></text:h>
        <text:p text:style-name="Text_20_body_20_indent">attributes: none</text:p>
        <text:p text:style-name="Text_20_body_20_indent">in all sublanguages:</text:p>
        <text:p text:style-name="Code_20_Block">( weak_content )</text:p>
        <text:h text:style-name="Heading_20_4" text:outline-level="4">where weak_content =</text:h>
        <text:p text:style-name="Text_20_body_20_indent">in nafdatalog: </text:p>
        <text:p text:style-name="Code_20_Block">( Atom )</text:p>
        <text:p text:style-name="Text_20_body_20_indent">in nafnegdatalog: </text:p>
        <text:p text:style-name="Code_20_Block">( Atom | Neg )</text:p>
        <text:p text:style-name="Text_20_body_20_indent">in hohornlog </text:p>
        <text:p text:style-name="Code_20_Block">( Uniterm )</text:p>
        <text:p text:style-name="Text_20_body_20_indent">in naffolog: </text:p>
        <text:p text:style-name="Code_20_Block">( Atom | And | Or | Neg | Implies | Equivalent | Forall | Exists )</text:p>
        <text:p text:style-name="Text_20_body_20_indent">in naffologeq:</text:p>
        <text:p text:style-name="Code_20_Block">( Atom | And| Or| Neg| Implies| Equivalent| Forall| Exists| Equal )</text:p>
        <text:h text:style-name="Heading_20_1" text:outline-level="1"><text:bookmark text:name="__RefHeading__284_1785193557"/><text:bookmark text:name="__RefHeading__128_1287020734111111111111"/><text:a xlink:type="simple" xlink:href="http://ruleml.org/1.0/xsd/modules/neg_module.xsd">n</text:a><text:bookmark-start text:name="neg"/><text:bookmark text:name="__RefHeading__128_1287020734"/><text:a xlink:type="simple" xlink:href="http://ruleml.org/1.0/xsd/modules/neg_module.xsd">eg</text:a><text:bookmark-end text:name="__RefHeading__284_1785193557"/><text:bookmark-end text:name="__RefHeading__128_1287020734111111111111"/><text:bookmark-end text:name="neg"/><text:bookmark-end text:name="__RefHeading__128_1287020734"/></text:h>
        <text:h text:style-name="Heading_20_2" text:outline-level="2"><text:bookmark text:name="__RefHeading__490_1785193557"/><text:bookmark text:name="__RefHeading__130_1287020734"/>Neg<text:bookmark-end text:name="__RefHeading__490_1785193557"/><text:bookmark-end text:name="__RefHeading__130_1287020734"/></text:h>
        <text:p text:style-name="Text_20_body_20_indent">attributes: none ( + @mapDirection?, @mapMaterial? and @mapClosure? in folog &amp; up)</text:p>
        <text:p text:style-name="Text_20_body_20_indent">in all sublanguages: </text:p>
        <text:p text:style-name="Code_20_Block">( oid?, (strong | strong_content) )</text:p>
        <text:h text:style-name="Heading_20_2" text:outline-level="2"><text:bookmark text:name="__RefHeading__492_1785193557"/><text:bookmark text:name="__RefHeading__132_1287020734"/>strong<text:bookmark-end text:name="__RefHeading__492_1785193557"/><text:bookmark-end text:name="__RefHeading__132_1287020734"/></text:h>
        <text:p text:style-name="Text_20_body_20_indent">attributes: none</text:p>
        <text:p text:style-name="Text_20_body_20_indent">in all sublanguages:</text:p>
        <text:p text:style-name="Code_20_Block">( strong_content )</text:p>
        <text:h text:style-name="Heading_20_4" text:outline-level="4">where strong_content =</text:h>
        <text:p text:style-name="Text_20_body_20_indent">in negdatalog and nafnegdatalog: </text:p>
        <text:p text:style-name="Code_20_Block">( Atom )</text:p>
        <text:p text:style-name="Text_20_body_20_indent">in hohornlog: </text:p>
        <text:p text:style-name="Code_20_Block">( Uniterm )</text:p>
        <text:p text:style-name="Text_20_body_20_indent">in hohornlogeq &amp; up: </text:p>
        <text:p text:style-name="Code_20_Block">( Uniterm | Equal )</text:p>
        <text:p text:style-name="Text_20_body_20_indent">in folog and naffolog: </text:p>
        <text:p text:style-name="Code_20_Block">( Atom | And | Or | Neg | Implies | Equivalent | Forall | Exists )</text:p>
        <text:p text:style-name="Text_20_body_20_indent">in fologeq and naffologeq: </text:p>
        <text:p text:style-name="Code_20_Block">( Atom | And | Or | Neg | Implies | Equivalent | Forall | Exists | Equal )<text:bookmark-start text:name="performative"/></text:p>
        <text:h text:style-name="Heading_20_1" text:outline-level="1"><text:bookmark text:name="__RefHeading__286_1785193557"/><text:a xlink:type="simple" xlink:href="http://ruleml.org/1.0/xsd/modules/performative_module.xsd">p</text:a><text:bookmark text:name="__RefHeading__134_1287020734"/><text:a xlink:type="simple" xlink:href="http://ruleml.org/1.0/xsd/modules/performative_module.xsd">erformative</text:a><text:bookmark-end text:name="performative"/><text:bookmark-end text:name="__RefHeading__286_1785193557"/><text:bookmark-end text:name="__RefHeading__134_1287020734"/></text:h>
        <text:h text:style-name="Heading_20_2" text:outline-level="2"><text:bookmark text:name="__RefHeading__494_1785193557"/><text:bookmark text:name="__RefHeading__136_1287020734"/>RuleML<text:bookmark-end text:name="__RefHeading__494_1785193557"/><text:bookmark-end text:name="__RefHeading__136_1287020734"/></text:h>
        <text:p text:style-name="Text_20_body_20_indent">attributes: none</text:p>
        <text:p text:style-name="Text_20_body_20_indent">in all sublanguages: </text:p>
        <text:p text:style-name="Code_20_Block">( oid?, (act | Assert | Query | Retract)* )</text:p>
        <text:h text:style-name="Heading_20_2" text:outline-level="2"><text:bookmark text:name="__RefHeading__496_1785193557"/>act<text:bookmark-end text:name="__RefHeading__496_1785193557"/></text:h>
        <text:p text:style-name="Text_20_body_20_indent">attributes: index</text:p>
        <text:p text:style-name="Text_20_body_20_indent">in all sublanguages:</text:p>
        <text:p text:style-name="Code_20_Block">( Assert | Query | Retract )</text:p>
        <text:h text:style-name="Heading_20_2" text:outline-level="2"><text:bookmark text:name="__RefHeading__498_1785193557"/><text:bookmark text:name="__RefHeading__138_1287020734"/>Assert<text:bookmark-end text:name="__RefHeading__498_1785193557"/><text:bookmark-end text:name="__RefHeading__138_1287020734"/></text:h>
        <text:p text:style-name="Text_20_body_20_indent">attributes: @mapDirection?, @mapClosure? and @mapMaterial?</text:p>
        <text:p text:style-name="Text_20_body_20_indent">in all sublanguages:</text:p>
        <text:p text:style-name="Code_20_Block">( oid?, (formula | formula_assert_retract)* )</text:p>
        <text:h text:style-name="Heading_20_2" text:outline-level="2"><text:bookmark text:name="__RefHeading__500_1785193557"/><text:bookmark text:name="__RefHeading__140_1287020734"/>Retract<text:bookmark-end text:name="__RefHeading__500_1785193557"/><text:bookmark-end text:name="__RefHeading__140_1287020734"/></text:h>
        <text:p text:style-name="Text_20_body_20_indent">same as Assert</text:p>
        <text:h text:style-name="Heading_20_2" text:outline-level="2"><text:bookmark text:name="__RefHeading__502_1785193557"/><text:bookmark text:name="__RefHeading__142_1287020734"/>Query<text:bookmark-end text:name="__RefHeading__502_1785193557"/><text:bookmark-end text:name="__RefHeading__142_1287020734"/></text:h>
        <text:p text:style-name="Text_20_body_20_indent">attributes: @closure? ( + @mapDirection?, @mapMaterial? and @mapClosure? in folog &amp; up)</text:p>
        <text:p text:style-name="Text_20_body_20_indent">in all sublanguages:</text:p>
        <text:p text:style-name="Code_20_Block">( oid?, (formula | formula_query)* )</text:p>
        <text:h text:style-name="Heading_20_2" text:outline-level="2"><text:bookmark text:name="__RefHeading__504_1785193557"/><text:bookmark text:name="__RefHeading__144_1287020734"/>formula (context sensitive: see also connective and quantifier modules)<text:bookmark-end text:name="__RefHeading__504_1785193557"/><text:bookmark-end text:name="__RefHeading__144_1287020734"/></text:h>
        <text:p text:style-name="Text_20_body_20_indent">attributes: none</text:p>
        <text:h text:style-name="Heading_20_3" text:outline-level="3">within Assert and Retract…<text:span text:style-name="T2"> </text:span></text:h>
        <text:p text:style-name="Code_20_Block">( formula_assert_retract )</text:p>
        <text:h text:style-name="Heading_20_4" text:outline-level="4">where formula_assert_retract =</text:h>
        <text:p text:style-name="Text_20_body_20_indent">in bindatagroundfact:</text:p>
        <text:p text:style-name="Code_20_Block">( Rulebase | Atom | Entails )</text:p>
        <text:p text:style-name="Text_20_body_20_indent">in bindatagroundlog: </text:p>
        <text:p text:style-name="Code_20_Block"><text:soft-page-break/>( Rulebase | Atom | Implies | Equivalent | Entails )</text:p>
        <text:p text:style-name="Text_20_body_20_indent">in bindatalog, datalog, hornlog &amp; dishornlog, nafdatalog, nafhornlog: </text:p>
        <text:p text:style-name="Code_20_Block">( Rulebase | Atom | Implies | Equivalent | Entails | Forall )</text:p>
        <text:p text:style-name="Text_20_body_20_indent">in negdatalog and nafnegdatalog: </text:p>
        <text:p text:style-name="Code_20_Block">( Rulebase | Atom | Implies | Equivalent | Entails | Forall | Neg )</text:p>
        <text:p text:style-name="Text_20_body_20_indent">in hornlogeq: </text:p>
        <text:p text:style-name="Code_20_Block">( Rulebase | Atom | Implies | Equivalent | Entails | Forall | Equal )</text:p>
        <text:p text:style-name="Text_20_body_20_indent">in hohornlog: </text:p>
        <text:p text:style-name="Code_20_Block">( Rulebase | Implies | Equivalent | Entails | Forall | Uniterm | Neg )</text:p>
        <text:p text:style-name="Text_20_body_20_indent">in hohornlogeq: </text:p>
        <text:p text:style-name="Code_20_Block">( Rulebase<text:span text:style-name="T2"> </text:span>| Implies<text:span text:style-name="T3"> <text:s/></text:span><text:span text:style-name="T2"><text:s/></text:span>| Equivalent<text:span text:style-name="T3"> <text:s/></text:span><text:span text:style-name="T2"><text:s/></text:span>| Entails<text:span text:style-name="T3"> <text:s/></text:span><text:span text:style-name="T2"><text:s/></text:span>| Forall<text:span text:style-name="T3"> <text:s/></text:span><text:span text:style-name="T2"><text:s/></text:span>| Uniterm<text:span text:style-name="T3"> </text:span>| Neg<text:span text:style-name="T2"> </text:span>| Equal )</text:p>
        <text:p text:style-name="Text_20_body_20_indent">in framehohornlogeq:</text:p>
        <text:p text:style-name="Code_20_Block">( Rulebase<text:span text:style-name="T2"> </text:span>| Implies<text:span text:style-name="T3"> <text:s/></text:span><text:span text:style-name="T2"><text:s/></text:span>| Equivalent<text:span text:style-name="T3"> <text:s/></text:span><text:span text:style-name="T2"><text:s/></text:span>| Entails<text:span text:style-name="T3"> <text:s/></text:span><text:span text:style-name="T2"><text:s/></text:span>| Forall<text:span text:style-name="T3"> <text:s/></text:span><text:span text:style-name="T2"><text:s/></text:span>| Uniterm<text:span text:style-name="T3"> <text:s/></text:span><text:span text:style-name="T2"><text:s/></text:span>| Neg<text:span text:style-name="T3"> <text:s/></text:span><text:span text:style-name="T2"><text:s/></text:span>| Equal<text:span text:style-name="T3"> <text:s/></text:span><text:span text:style-name="T2"><text:s/></text:span>|Atom<text:span text:style-name="T2"> </text:span>| InstanceOf<text:span text:style-name="T2"> </text:span>| SubclassOf<text:span text:style-name="T2"> </text:span>| Signature )</text:p>
        <text:p text:style-name="Text_20_body_20_indent">in folog and naffolog:</text:p>
        <text:p text:style-name="Code_20_Block">( Rulebase<text:span text:style-name="T2"> </text:span>| Atom<text:span text:style-name="T2"> </text:span>| Implies<text:span text:style-name="T5"> <text:s/></text:span><text:span text:style-name="T2"><text:s/></text:span>| Equivalent<text:span text:style-name="T5"> <text:s/></text:span><text:span text:style-name="T2"><text:s/></text:span>| Entails<text:span text:style-name="T2"> </text:span>| Forall<text:span text:style-name="T5"> <text:s/></text:span><text:span text:style-name="T2"><text:s/></text:span>| And<text:span text:style-name="T5"> <text:s/></text:span><text:span text:style-name="T2"><text:s/></text:span>| Or<text:span text:style-name="T5"> <text:s/></text:span><text:span text:style-name="T2"><text:s/></text:span>| Neg<text:span text:style-name="T5"> <text:s/></text:span><text:span text:style-name="T2"><text:s/></text:span>| Exists )</text:p>
        <text:p text:style-name="Text_20_body_20_indent">in fologeq and naffologeq:</text:p>
        <text:p text:style-name="Code_20_Block">( Rulebase<text:span text:style-name="T2"> </text:span>| Atom<text:span text:style-name="T3"> <text:s/></text:span><text:span text:style-name="T2"><text:s/></text:span>| Implies<text:span text:style-name="T3"> <text:s/></text:span><text:span text:style-name="T2"><text:s/></text:span>| Equivalent<text:span text:style-name="T3"> <text:s/></text:span><text:span text:style-name="T2"><text:s/></text:span>| Entails<text:span text:style-name="T2"> </text:span>| Forall<text:span text:style-name="T3"> <text:s/></text:span><text:span text:style-name="T2"><text:s/></text:span>| And<text:span text:style-name="T3"> <text:s/></text:span><text:span text:style-name="T2"><text:s/></text:span>| Or<text:span text:style-name="T3"> <text:s/></text:span><text:span text:style-name="T2"><text:s/></text:span>| Neg<text:span text:style-name="T3"> <text:s/></text:span><text:span text:style-name="T2"><text:s/></text:span>| Exists<text:span text:style-name="T2"> </text:span>| Equal )</text:p>
        <text:h text:style-name="Heading_20_3" text:outline-level="3">within Query...</text:h>
        <text:p text:style-name="Code_20_Block">( formula_query )</text:p>
        <text:h text:style-name="Heading_20_4" text:outline-level="4">where formula_query =</text:h>
        <text:p text:style-name="Text_20_body_20_indent">in bindatagroundfact and bindatagroundlog: </text:p>
        <text:p text:style-name="Code_20_Block">( Rulebase | And | Or | Atom | Entails_)</text:p>
        <text:p text:style-name="Text_20_body_20_indent">in bindatalog, datalog, hornlog, dishornlog: </text:p>
        <text:p text:style-name="Code_20_Block">( Rulebase | Atom | And | Or | Entails | Exists )</text:p>
        <text:p text:style-name="Text_20_body_20_indent">in nafdatalog, nafhornlog: </text:p>
        <text:p text:style-name="Code_20_Block">( Rulebase | Atom | And | Or | Entails | Exists | Naf )</text:p>
        <text:p text:style-name="Text_20_body_20_indent">in negdatalog: </text:p>
        <text:p text:style-name="Code_20_Block">( Rulebase | Atom | And | Or | Entails | Exists | Neg )</text:p>
        <text:p text:style-name="Text_20_body_20_indent">in nafnegdatalog: </text:p>
        <text:p text:style-name="Code_20_Block">( Rulebase | Atom | And | Or | Entails | Exists | Neg | Naf )</text:p>
        <text:p text:style-name="Text_20_body_20_indent">in framehohornlogeq:</text:p>
        <text:p text:style-name="Code_20_Block">( Rulebase<text:span text:style-name="T2"> </text:span>| And<text:span text:style-name="T2"> </text:span>| Or<text:span text:style-name="T2"> </text:span>| Entails<text:span text:style-name="T2"> </text:span>| Exists<text:span text:style-name="T2"> </text:span>| Naf<text:span text:style-name="T2"> </text:span>| Uniterm<text:span text:style-name="T2"> </text:span>| Neg<text:span text:style-name="T2"> </text:span>| Equal<text:span text:style-name="T2"> </text:span>| Atom<text:span text:style-name="T2"> </text:span>| InstanceOf<text:span text:style-name="T2"> </text:span>| SubclassOf<text:span text:style-name="T2"> </text:span>| Signature )</text:p>
        <text:p text:style-name="Text_20_body_20_indent">in hohornlog:</text:p>
        <text:p text:style-name="Code_20_Block"><text:soft-page-break/>( Rulebase | And | Or | Entails | Exists | Naf | Uniterm | Neg )</text:p>
        <text:p text:style-name="Text_20_body_20_indent">in hohornlogeq: </text:p>
        <text:p text:style-name="Code_20_Block">( Rulebase<text:span text:style-name="T2"> </text:span>| And<text:span text:style-name="T2"> </text:span>| Or<text:span text:style-name="T2"> </text:span>| Entails<text:span text:style-name="T2"> </text:span>| Exists<text:span text:style-name="T2"> </text:span>| Naf<text:span text:style-name="T2"> </text:span>| Uniterm<text:span text:style-name="T2"> </text:span>| Neg<text:span text:style-name="T2"> </text:span>| Equal )</text:p>
        <text:p text:style-name="Text_20_body_20_indent">in folog:</text:p>
        <text:p text:style-name="Code_20_Block">( Rulebase<text:span text:style-name="T2"> </text:span>| Atom<text:span text:style-name="T2"> </text:span>| And<text:span text:style-name="T2"> </text:span>| Or<text:span text:style-name="T4"> <text:s/></text:span>| Entails<text:span text:style-name="T4"> <text:s/></text:span><text:span text:style-name="T2"><text:s/></text:span>| Exists<text:span text:style-name="T4"> <text:s/></text:span><text:span text:style-name="T2"><text:s/></text:span>| Neg<text:span text:style-name="T4"> <text:s/></text:span><text:span text:style-name="T2"><text:s/></text:span>| Implies | Equivalent<text:span text:style-name="T2"> </text:span>| Forall )</text:p>
        <text:p text:style-name="Text_20_body_20_indent">in fologeq: </text:p>
        <text:p text:style-name="Code_20_Block">( Rulebase<text:span text:style-name="T2"> </text:span>| Atom<text:span text:style-name="T2"> </text:span>| And<text:span text:style-name="T2"> </text:span>| Or<text:span text:style-name="T2"> </text:span>| Entails<text:span text:style-name="T2"> </text:span>| Exists<text:span text:style-name="T2"> </text:span>| Neg<text:span text:style-name="T2"> </text:span>| Implies<text:span text:style-name="T2"> </text:span>| Equivalent<text:span text:style-name="T2"> </text:span>| Forall<text:span text:style-name="T2"> </text:span>| Equal )</text:p>
        <text:p text:style-name="Text_20_body_20_indent">in naffolog: </text:p>
        <text:p text:style-name="Code_20_Block">(<text:span text:style-name="T2"> </text:span>Rulebase<text:span text:style-name="T2"> </text:span>| Atom<text:span text:style-name="T2"> </text:span>| And<text:span text:style-name="T2"> </text:span>| Or<text:span text:style-name="T2"> </text:span>| Entails<text:span text:style-name="T2"> </text:span>| Exists<text:span text:style-name="T2"> </text:span>| Neg<text:span text:style-name="T2"> </text:span>| Implies<text:span text:style-name="T2"> </text:span>| Equivalent<text:span text:style-name="T2"> </text:span>| Forall<text:span text:style-name="T2"> </text:span>| Naf )</text:p>
        <text:p text:style-name="Text_20_body_20_indent">in naffologeq:</text:p>
        <text:p text:style-name="Code_20_Block">( Rulebase<text:span text:style-name="T2"> </text:span>| Atom<text:span text:style-name="T2"> </text:span>| And<text:span text:style-name="T2"> </text:span>| Or<text:span text:style-name="T2"> </text:span>| Entails<text:span text:style-name="T2"> </text:span>| Exists<text:span text:style-name="T2"> </text:span>| Neg<text:span text:style-name="T2"> </text:span>| Implies<text:span text:style-name="T2"> </text:span>| Equivalent<text:span text:style-name="T2"> </text:span>| Forall<text:span text:style-name="T2"> </text:span>| Naf<text:span text:style-name="T2"> </text:span>| Equal )</text:p>
        <text:h text:style-name="P20" text:outline-level="1"><text:bookmark text:name="__RefHeading__288_1785193557"/><text:bookmark text:name="__RefHeading__146_1287020734111111111111"/><text:a xlink:type="simple" xlink:href="http://ruleml.org/1.0/xsd/modules/quantifier_module.xsd">q</text:a><text:bookmark-start text:name="quantifier"/><text:bookmark text:name="__RefHeading__146_1287020734"/><text:a xlink:type="simple" xlink:href="http://ruleml.org/1.0/xsd/modules/quantifier_module.xsd">uantifier</text:a><text:bookmark-end text:name="__RefHeading__288_1785193557"/><text:bookmark-end text:name="__RefHeading__146_1287020734111111111111"/><text:bookmark-end text:name="quantifier"/><text:bookmark-end text:name="__RefHeading__146_1287020734"/></text:h>
        <text:h text:style-name="Heading_20_2" text:outline-level="2"><text:bookmark text:name="__RefHeading__506_1785193557"/><text:bookmark text:name="__RefHeading__148_1287020734"/>Forall<text:bookmark-end text:name="__RefHeading__506_1785193557"/><text:bookmark-end text:name="__RefHeading__148_1287020734"/></text:h>
        <text:p text:style-name="Text_20_body_20_indent">attributes: none ( + @mapDirection?, @mapMaterial? and @mapClosure? in folog &amp; up)</text:p>
        <text:p text:style-name="Text_20_body_20_indent">in all sublanguages <text:span text:style-name="T18">(except bindatagroundfact and bindatagroundlog)</text:span>: </text:p>
        <text:p text:style-name="Code_20_Block">( oid?, (declare | Var)+, (formula | formula_forall) )</text:p>
        <text:h text:style-name="Heading_20_2" text:outline-level="2"><text:bookmark text:name="__RefHeading__508_1785193557"/><text:bookmark text:name="__RefHeading__150_1287020734"/>Exists<text:bookmark-end text:name="__RefHeading__508_1785193557"/><text:bookmark-end text:name="__RefHeading__150_1287020734"/></text:h>
        <text:p text:style-name="Text_20_body_20_indent">attributes: none ( + @mapDirection?, @mapMaterial? and @mapClosure? in folog &amp; up)</text:p>
        <text:p text:style-name="Text_20_body_20_indent">in all sublanguages <text:span text:style-name="T18">(except bindatagroundfact and bindatagroundlog)</text:span>: </text:p>
        <text:p text:style-name="Code_20_Block">( oid?, (declare | Var)+, (formula | formula_exists) )</text:p>
        <text:h text:style-name="Heading_20_2" text:outline-level="2"><text:bookmark text:name="__RefHeading__510_1785193557"/><text:bookmark text:name="__RefHeading__152_1287020734"/>declare<text:bookmark-end text:name="__RefHeading__510_1785193557"/><text:bookmark-end text:name="__RefHeading__152_1287020734"/></text:h>
        <text:p text:style-name="Text_20_body_20_indent">attributes: none</text:p>
        <text:p text:style-name="Text_20_body_20_indent">in all sublanguages <text:span text:style-name="T18">(except bindatagroundfact and bindatagroundlog)</text:span>: </text:p>
        <text:p text:style-name="Code_20_Block">( Var )</text:p>
        <text:h text:style-name="Heading_20_2" text:outline-level="2"><text:bookmark text:name="__RefHeading__512_1785193557"/><text:bookmark text:name="__RefHeading__154_1287020734"/>formula<text:span text:style-name="T2"> <text:s/></text:span>(context sensitive; see also the connective and performative modules)<text:bookmark-end text:name="__RefHeading__512_1785193557"/><text:bookmark-end text:name="__RefHeading__154_1287020734"/></text:h>
        <text:p text:style-name="Text_20_body_20_indent">attributes: none</text:p>
        <text:p text:style-name="Text_20_body_20_indent">in all sublanguages <text:span text:style-name="T18">(except bindatagroundfact and bindatagroundlog)</text:span>:</text:p>
        <text:h text:style-name="Heading_20_3" text:outline-level="3">within Forall...<text:span text:style-name="T2"> </text:span></text:h>
        <text:p text:style-name="Code_20_Block">( formula_forall )</text:p>
        <text:h text:style-name="Heading_20_4" text:outline-level="4">where <text:s/>formula_forall =</text:h>
        <text:p text:style-name="Text_20_body_20_indent">in bindatalog, datalog &amp; up to (including) hornlog and dishornlog: </text:p>
        <text:p text:style-name="Code_20_Block">( Atom | Implies | Equivalent | Forall )</text:p>
        <text:p text:style-name="Text_20_body_20_indent">in hornlogeq: </text:p>
        <text:p text:style-name="Code_20_Block">( Atom | Implies | Equivalent | Forall | Equal )</text:p>
        <text:p text:style-name="Text_20_body_20_indent">in hohornlog: </text:p>
        <text:p text:style-name="Code_20_Block">( Uniterm | Implies | Equivalent | Forall )</text:p>
        <text:p text:style-name="Text_20_body_20_indent">in hohornlogeq: </text:p>
        <text:p text:style-name="Code_20_Block">( Uniterm | Implies | Equivalent | Forall | Equal )</text:p>
        <text:p text:style-name="Text_20_body_20_indent">in framehohornlogeq:</text:p>
        <text:p text:style-name="Code_20_Block">( Atom | Uniterm | InstanceOf | SubclassOf | Signature | Implies | Equivalent | Forall | Equal )</text:p>
        <text:p text:style-name="Text_20_body_20_indent">in folog and naffolog: </text:p>
        <text:p text:style-name="Code_20_Block"><text:soft-page-break/>( Atom | And | Or | Neg | Implies | Equivalent | Forall | Exists )</text:p>
        <text:p text:style-name="Text_20_body_20_indent">in fologeq and naffologeq: </text:p>
        <text:p text:style-name="Code_20_Block">( Atom | And | Or | Neg | Implies | Equivalent | Forall | Exists | Equal )</text:p>
        <text:h text:style-name="Heading_20_3" text:outline-level="3">within Exists...<text:span text:style-name="T2"> </text:span></text:h>
        <text:p text:style-name="Code_20_Block">( formula_exists )</text:p>
        <text:h text:style-name="Heading_20_4" text:outline-level="4">where formula_exists =</text:h>
        <text:p text:style-name="Text_20_body_20_indent">in bindatalog, datalog &amp; up to (including) hornlog and dishornlog: </text:p>
        <text:p text:style-name="Code_20_Block">( Atom | And | Or | Exists )</text:p>
        <text:p text:style-name="Text_20_body_20_indent">in hornlogeq: </text:p>
        <text:p text:style-name="Code_20_Block">( Atom | And | Or | Exists | Equal )</text:p>
        <text:p text:style-name="Text_20_body_20_indent">in hohornlog: </text:p>
        <text:p text:style-name="Code_20_Block">( Uniterm | And | Or | Exists )</text:p>
        <text:p text:style-name="Text_20_body_20_indent">in hohornlogeq: </text:p>
        <text:p text:style-name="Code_20_Block">( Uniterm | And | Or | Exists | Equal )</text:p>
        <text:p text:style-name="Text_20_body_20_indent">in framehohornlogeq:</text:p>
        <text:p text:style-name="Code_20_Block">( Atom | Uniterm | InstanceOf | SubclassOf | Signature | And | Or | Exists | Equal )</text:p>
        <text:p text:style-name="Text_20_body_20_indent">in folog and naffolog: </text:p>
        <text:p text:style-name="Code_20_Block">( Atom | And | Or | Neg | Implies | Equivalent | Forall | Exists )</text:p>
        <text:p text:style-name="Text_20_body_20_indent">in fologeq and naffologeq: </text:p>
        <text:p text:style-name="Code_20_Block">( Atom | And | Or | Neg | Implies | Equivalent | Forall | Exists | Equal )</text:p>
        <text:h text:style-name="P20" text:outline-level="1"><text:bookmark text:name="__RefHeading__290_1785193557"/><text:bookmark text:name="__RefHeading__156_1287020734111111111111"/><text:a xlink:type="simple" xlink:href="http://ruleml.org/1.0/xsd/modules/rest_module.xsd">r</text:a><text:bookmark-start text:name="rest"/><text:bookmark text:name="__RefHeading__156_1287020734"/><text:a xlink:type="simple" xlink:href="http://ruleml.org/1.0/xsd/modules/rest_module.xsd">est</text:a><text:bookmark-end text:name="__RefHeading__290_1785193557"/><text:bookmark-end text:name="__RefHeading__156_1287020734111111111111"/><text:bookmark-end text:name="rest"/><text:bookmark-end text:name="__RefHeading__156_1287020734"/></text:h>
        <text:h text:style-name="Heading_20_2" text:outline-level="2"><text:bookmark text:name="__RefHeading__514_1785193557"/><text:bookmark text:name="__RefHeading__158_1287020734"/>repo<text:bookmark-end text:name="__RefHeading__514_1785193557"/><text:bookmark-end text:name="__RefHeading__158_1287020734"/></text:h>
        <text:p text:style-name="Text_20_body_20_indent">attributes: none</text:p>
        <text:p text:style-name="Text_20_body_20_indent">in hornlog &amp; up: </text:p>
        <text:p text:style-name="Code_20_Block">( Var | Plex )</text:p>
        <text:h text:style-name="Heading_20_2" text:outline-level="2"><text:bookmark text:name="__RefHeading__516_1785193557"/><text:bookmark text:name="__RefHeading__160_1287020734"/>resl<text:bookmark-end text:name="__RefHeading__516_1785193557"/><text:bookmark-end text:name="__RefHeading__160_1287020734"/></text:h>
        <text:p text:style-name="Text_20_body_20_indent">attributes: none</text:p>
        <text:p text:style-name="Text_20_body_20_indent">in hornlog &amp; up: </text:p>
        <text:p text:style-name="Code_20_Block">( Var | Plex )</text:p>
        <text:h text:style-name="P20" text:outline-level="1"><text:bookmark text:name="__RefHeading__292_1785193557"/><text:bookmark text:name="__RefHeading__162_1287020734111111111111"/><text:a xlink:type="simple" xlink:href="http://ruleml.org/1.0/xsd/modules/slot_module.xsd">s</text:a><text:bookmark-start text:name="slot"/><text:bookmark text:name="__RefHeading__162_1287020734"/><text:a xlink:type="simple" xlink:href="http://ruleml.org/1.0/xsd/modules/slot_module.xsd">lot</text:a><text:bookmark-end text:name="__RefHeading__292_1785193557"/><text:bookmark-end text:name="__RefHeading__162_1287020734111111111111"/><text:bookmark-end text:name="slot"/><text:bookmark-end text:name="__RefHeading__162_1287020734"/></text:h>
        <text:h text:style-name="Heading_20_2" text:outline-level="2"><text:bookmark text:name="__RefHeading__518_1785193557"/><text:bookmark text:name="__RefHeading__164_1287020734"/>slot<text:span text:style-name="T2"> </text:span>(context sensitive)<text:bookmark-end text:name="__RefHeading__518_1785193557"/><text:bookmark-end text:name="__RefHeading__164_1287020734"/></text:h>
        <text:p text:style-name="Text_20_body_20_indent">attributes: @card?, @weight?</text:p>
        <text:h text:style-name="Heading_20_3" text:outline-level="3">within Atom, Expr, Plex, Uniterm<text:span text:style-name="T6">, Reify and start</text:span></text:h>
        <text:p text:style-name="Text_20_body_20_indent">in bindatagroundlog, &amp; up (except for the SWSL languages): </text:p>
        <text:p text:style-name="Code_20_Block">( (Ind | Data), arg_content )</text:p>
        <text:p text:style-name="Text_20_body_20_indent">in hohornlog &amp; hohornlogeq: </text:p>
        <text:p text:style-name="Code_20_Block">( ( Const | Uniterm ), arg_content )</text:p>
        <text:p text:style-name="Text_20_body_20_indent">in framehohornlogeq:</text:p>
        <text:p text:style-name="Code_20_Block">( ( Const | Uniterm | Get ), arg_content )<text:tab/></text:p>
        <text:h text:style-name="Heading_20_3" text:outline-level="3">within Signature, Atom-frame...</text:h>
        <text:p text:style-name="Text_20_body_20_indent">attributes: ( + @minCard? and @maxCard? )</text:p>
        <text:p text:style-name="Text_20_body_20_indent"><text:span text:style-name="T2"><text:s text:c="2"/></text:span><text:s/>in framehohornlogeq:</text:p>
        <text:p text:style-name="Code_20_Block">( ( Const | Uniterm | Get ), arg_content? )<text:tab/></text:p>
        <text:h text:style-name="Heading_20_2" text:outline-level="2"><text:bookmark text:name="__RefHeading__520_1785193557"/><text:bookmark text:name="__RefHeading__166_1287020734"/>@card<text:bookmark-end text:name="__RefHeading__520_1785193557"/><text:bookmark-end text:name="__RefHeading__166_1287020734"/></text:h>
        <text:p text:style-name="Text_20_body_20_indent">in all sublanguages:</text:p>
        <text:p text:style-name="Code_20_Block">( xsd:nonNegativeInteger )</text:p>
        <text:h text:style-name="Heading_20_2" text:outline-level="2"><text:bookmark text:name="__RefHeading__522_1785193557"/><text:bookmark text:name="__RefHeading__168_1287020734"/>@weight<text:bookmark-end text:name="__RefHeading__522_1785193557"/><text:bookmark-end text:name="__RefHeading__168_1287020734"/></text:h>
        <text:p text:style-name="Text_20_body_20_indent">in all sublanguages:</text:p>
        <text:p text:style-name="Code_20_Block">( <text:span text:style-name="T14">xsd:</text:span><text:span text:style-name="T7">decimal </text:span><text:span text:style-name="T9">{</text:span><text:span text:style-name="T7"> minInclusive </text:span><text:span text:style-name="T9">=</text:span><text:span text:style-name="T7"> </text:span><text:span text:style-name="T15">"0"</text:span><text:span text:style-name="T7"> maxInclusive </text:span><text:span text:style-name="T9">=</text:span><text:span text:style-name="T7"> </text:span><text:span text:style-name="T15">"1"</text:span><text:span text:style-name="T7"> </text:span><text:span text:style-name="T9">}</text:span> )</text:p>
        <text:h text:style-name="P20" text:outline-level="1"><text:bookmark text:name="__RefHeading__294_1785193557"/><text:bookmark text:name="__RefHeading__170_1287020734111111111111"/><text:a xlink:type="simple" xlink:href="http://ruleml.org/1.0/xsd/modules/term_module.xsd">t</text:a><text:bookmark-start text:name="term"/><text:bookmark text:name="__RefHeading__170_1287020734"/><text:a xlink:type="simple" xlink:href="http://ruleml.org/1.0/xsd/modules/term_module.xsd">erm</text:a><text:bookmark-end text:name="__RefHeading__294_1785193557"/><text:bookmark-end text:name="__RefHeading__170_1287020734111111111111"/><text:bookmark-end text:name="term"/><text:bookmark-end text:name="__RefHeading__170_1287020734"/></text:h>
        <text:h text:style-name="Heading_20_2" text:outline-level="2"><text:bookmark text:name="__RefHeading__524_1785193557"/><text:bookmark text:name="__RefHeading__172_1287020734"/>arg<text:bookmark-end text:name="__RefHeading__524_1785193557"/><text:bookmark-end text:name="__RefHeading__172_1287020734"/></text:h>
        <text:p text:style-name="Text_20_body_20_indent">attributes: @index</text:p>
        <text:p text:style-name="Text_20_body_20_indent">in all sublanguages:</text:p>
        <text:p text:style-name="Code_20_Block">( arg_content )</text:p>
        <text:h text:style-name="Heading_20_4" text:outline-level="4">where arg_content =</text:h>
        <text:p text:style-name="Text_20_body_20_indent">in bindatalog, datalog &amp; up to hornlog: </text:p>
        <text:p text:style-name="Code_20_Block">( Ind | Data | Skolem | Var | Reify )</text:p>
        <text:p text:style-name="Text_20_body_20_indent">in bindatagroundlog and bindatagroundfact: </text:p>
        <text:p text:style-name="Code_20_Block">( Ind | Data | Skolem | Reify )<text:tab/></text:p>
        <text:p text:style-name="Text_20_body_20_indent">in hornlog &amp; up (except hohornlog, etc): </text:p>
        <text:p text:style-name="Code_20_Block">( Ind | Data | Skolem | Var | Reify | Expr | Plex )<text:tab/></text:p>
        <text:p text:style-name="Text_20_body_20_indent">in hohornlog &amp; hohornlogeq: </text:p>
        <text:p text:style-name="Code_20_Block">( Const | Skolem | Var | Reify | Uniterm )</text:p>
        <text:p text:style-name="Text_20_body_20_indent">in framehohornlogeq: </text:p>
        <text:p text:style-name="Code_20_Block">( Const | Skolem | Var | Reify | Uniterm | Get | Set )<text:tab/></text:p>
        <text:h text:style-name="Heading_20_2" text:outline-level="2"><text:bookmark text:name="__RefHeading__526_1785193557"/><text:bookmark text:name="__RefHeading__174_1287020734"/>Ind<text:bookmark-end text:name="__RefHeading__526_1785193557"/><text:bookmark-end text:name="__RefHeading__174_1287020734"/></text:h>
        <text:p text:style-name="Text_20_body_20_indent">attributes: @iri?, @type?</text:p>
        <text:p text:style-name="Text_20_body_20_indent">in all sublanguages: </text:p>
        <text:p text:style-name="Code_20_Block">( text )</text:p>
        <text:h text:style-name="Heading_20_2" text:outline-level="2"><text:bookmark text:name="__RefHeading__528_1785193557"/><text:bookmark text:name="__RefHeading__176_1287020734"/>Data<text:bookmark-end text:name="__RefHeading__528_1785193557"/><text:bookmark-end text:name="__RefHeading__176_1287020734"/></text:h>
        <text:p text:style-name="Text_20_body_20_indent">attributes: @xsi:type?</text:p>
        <text:p text:style-name="Text_20_body_20_indent">in all sublanguages: </text:p>
        <text:p text:style-name="Text_20_body_20_indent"><text:tab/><text:span text:style-name="Code">( xsd:anyType )</text:span> optionally restricted to the datatype specifed as the value of @xsi:type</text:p>
        <text:h text:style-name="Heading_20_2" text:outline-level="2"><text:bookmark text:name="__RefHeading__530_1785193557"/><text:bookmark text:name="__RefHeading__178_1287020734"/>Var<text:bookmark-end text:name="__RefHeading__530_1785193557"/><text:bookmark-end text:name="__RefHeading__178_1287020734"/></text:h>
        <text:p text:style-name="Text_20_body_20_indent">attributes: @type?</text:p>
        <text:p text:style-name="Text_20_body_20_indent">in all sublanguages <text:span text:style-name="T18">(except bindatagroundfact and bindatagroundlog)</text:span>: </text:p>
        <text:p text:style-name="Code_20_Block">( text )</text:p>
        <text:h text:style-name="Heading_20_2" text:outline-level="2"><text:bookmark text:name="__RefHeading__532_1785193557"/><text:soft-page-break/>Skolem<text:bookmark-end text:name="__RefHeading__532_1785193557"/></text:h>
        <text:p text:style-name="Text_20_body_20_indent">attributes: @type?</text:p>
        <text:p text:style-name="Text_20_body_20_indent">in all sublanguages: </text:p>
        <text:p text:style-name="Code_20_Block">( text )</text:p>
        <text:h text:style-name="Heading_20_2" text:outline-level="2"><text:bookmark text:name="__RefHeading__534_1785193557"/>Reify<text:bookmark-end text:name="__RefHeading__534_1785193557"/></text:h>
        <text:p text:style-name="Text_20_body_20_indent">attributes: none</text:p>
        <text:p text:style-name="Text_20_body_20_indent">in all sublanguages: </text:p>
        <text:p text:style-name="Text_20_body_20_indent"><text:span text:style-name="Code"><text:tab/>( xsd:anyComplexType</text:span><text:span text:style-name="Code"><text:span text:style-name="T16">?</text:span></text:span><text:span text:style-name="Code"> )</text:span> restricted to globally-defined elements in the RuleML namespace with strict validation of content</text:p>
        <text:h text:style-name="P18" text:outline-level="2"><text:bookmark text:name="__RefHeading__536_1785193557"/>@type<text:bookmark-end text:name="__RefHeading__536_1785193557"/></text:h>
        <text:p text:style-name="Text_20_body_20_indent">in all sublanguages:</text:p>
        <text:p text:style-name="Code_20_Block">( text )</text:p>
        <text:h text:style-name="P18" text:outline-level="2"><text:bookmark text:name="__RefHeading__538_1785193557"/>@index<text:bookmark-end text:name="__RefHeading__538_1785193557"/></text:h>
        <text:p text:style-name="Text_20_body_20_indent">in all sublanguages:</text:p>
        <text:p text:style-name="P10">( xsd:positiveInteger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in" fo:margin-bottom="0.2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in" fo:margin-right="0in" fo:margin-top="0in" fo:margin-bottom="0.3in" fo:text-align="start" style:justify-single-word="false" fo:text-indent="0in" style:auto-text-indent="false" fo:break-before="page" fo:keep-with-next="always"/>
      <style:text-properties style:font-name="Times New Roman" fo:font-size="18pt" style:text-underline-style="solid" style:text-underline-width="auto" style:text-underline-color="font-color" fo:font-weight="bold" style:font-size-asian="18pt" style:font-weight-asian="bold" style:font-name-complex="Courier New" style:font-size-complex="8pt" style:font-weight-complex="bold"/>
    </style:style>
    <style:style style:name="Heading_20_2" style:display-name="Heading 2" style:family="paragraph" style:parent-style-name="Standard" style:next-style-name="Text_20_body" style:default-outline-level="2" style:class="text">
      <style:paragraph-properties fo:margin-left="0.4799in" fo:margin-right="0in" fo:margin-top="0.3in" fo:margin-bottom="0.2in" fo:text-indent="-0.3in" style:auto-text-indent="false" fo:keep-with-next="always"/>
      <style:text-properties fo:font-size="14pt" fo:font-weight="bold" style:font-size-asian="14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left="0.3in" fo:margin-right="0in" fo:margin-top="0.1701in" fo:margin-bottom="0.0799in" fo:text-indent="0in" style:auto-text-indent="false" fo:keep-with-next="always"/>
      <style:text-properties style:font-name="Times New Roman" fo:font-size="13pt" fo:font-style="italic" fo:font-weight="normal" style:font-size-asian="13pt" style:font-style-asian="italic" style:font-weight-asian="normal"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6in" fo:margin-right="0in" fo:margin-top="0.1665in" fo:margin-bottom="0.0417in" fo:text-indent="0in" style:auto-text-indent="false" fo:keep-with-next="always" text:number-lines="false" text:line-number="0"/>
      <style:text-properties fo:font-size="11pt" fo:font-style="italic" fo:font-weight="normal" style:font-size-asian="11pt" style:font-style-asian="italic" style:font-weight-asian="normal"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Title" style:family="paragraph" style:parent-style-name="Standard" style:next-style-name="Subtitle" style:class="chapter">
      <style:paragraph-properties fo:margin-top="0in" fo:margin-bottom="0.5in" fo:text-align="center" style:justify-single-word="false"/>
      <style:text-properties fo:font-size="28pt" fo:font-weight="bold" style:font-size-asian="28pt" style:font-weight-asian="bold" style:font-size-complex="18pt"/>
    </style:style>
    <style:style style:name="Subtitle" style:family="paragraph" style:parent-style-name="Standard" style:next-style-name="Text_20_body" style:class="chapter">
      <style:paragraph-properties fo:margin-top="0in" fo:margin-bottom="0.8in" fo:text-align="center" style:justify-single-word="false" text:number-lines="false" text:line-number="0"/>
      <style:text-properties style:font-name="Times New Roman" fo:font-size="20pt" fo:font-weight="bold" style:font-size-asian="20pt" style:font-weight-asian="bold"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7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1"/>
    <style:style style:name="List_20_Bullet_20_2" style:display-name="List Bullet 2" style:family="paragraph" style:parent-style-name="Standard" style:list-style-name="WW8Num9"/>
    <style:style style:name="List_20_Bullet_20_3" style:display-name="List Bullet 3" style:family="paragraph" style:parent-style-name="Standard" style:list-style-name="WW8Num8"/>
    <style:style style:name="List_20_Bullet_20_4" style:display-name="List Bullet 4" style:family="paragraph" style:parent-style-name="Standard" style:list-style-name="WW8Num7"/>
    <style:style style:name="List_20_Bullet_20_5" style:display-name="List Bullet 5" style:family="paragraph" style:parent-style-name="Standard" style:list-style-name="WW8Num6"/>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10"/>
    <style:style style:name="List_20_Number_20_2" style:display-name="List Number 2" style:family="paragraph" style:parent-style-name="Standard" style:list-style-name="WW8Num5"/>
    <style:style style:name="List_20_Number_20_3" style:display-name="List Number 3" style:family="paragraph" style:parent-style-name="Standard" style:list-style-name="WW8Num4"/>
    <style:style style:name="List_20_Number_20_4" style:display-name="List Number 4" style:family="paragraph" style:parent-style-name="Standard" style:list-style-name="WW8Num3"/>
    <style:style style:name="List_20_Number_20_5" style:display-name="List Number 5" style:family="paragraph" style:parent-style-name="Standard" style:list-style-name="WW8Num2"/>
    <style:style style:name="Macro_20_Text" style:display-name="Macro Text" style:family="paragraph">
      <style:paragraph-properties fo:text-align="start" style:justify-single-word="false" fo:orphans="2" fo:widows="2" fo:hyphenation-ladder-count="no-limit" style:text-autospace="ideograph-alpha" style:punctuation-wrap="hanging" style:line-break="strict"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letter-kerning="true" style:font-name-asian="Arial" style:font-size-asian="10pt" style:language-asian="zh" style:country-asian="CN" style:font-name-complex="Courier New" style:font-size-complex="10pt" style:language-complex="ar" style:country-complex="SA" fo:hyphenate="false" fo:hyphenation-remain-char-count="2" fo:hyphenation-push-char-count="2"/>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style:font-name="Arial" fo:font-weight="bold" style:font-weight-asian="bold" style:font-name-complex="Arial" style:font-weight-complex="bold"/>
    </style:style>
    <style:style style:name="Contents_20_1" style:display-name="Contents 1" style:family="paragraph" style:parent-style-name="Standard" style:next-style-name="Standard" style:class="index">
      <style:paragraph-properties>
        <style:tab-stops>
          <style:tab-stop style:position="7.4929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Code_20_Block" style:display-name="Code Block" style:family="paragraph" style:parent-style-name="Standard">
      <style:paragraph-properties fo:margin-left="1.4in" fo:margin-right="0in" fo:margin-top="0in" fo:margin-bottom="0.15in" fo:text-indent="-0.4in" style:auto-text-indent="false"/>
      <style:text-properties style:font-name="Courier New" fo:font-size="8pt" fo:language="zxx" fo:country="none" style:font-size-asian="8pt"/>
    </style:style>
    <style:style style:name="Author" style:family="paragraph" style:parent-style-name="Signature">
      <style:paragraph-properties fo:margin-left="0in" fo:margin-right="0in" fo:margin-top="0in" fo:margin-bottom="0.8in" fo:text-align="center" style:justify-single-word="false" fo:text-indent="0in" style:auto-text-indent="false"/>
      <style:text-properties fo:font-size="22pt" fo:font-weight="bold" style:font-size-asian="22pt" style:font-weight-asian="bold"/>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8Num5z0" style:family="text">
      <style:text-properties style:font-name="Symbol"/>
    </style:style>
    <style:style style:name="WW8Num10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Courier New" style:font-name-asian="Times New Roman" style:font-name-complex="Courier New"/>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Courier New" style:font-name-asian="Times New Roman" style:font-name-complex="Courier New"/>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style:font-name="Arial" fo:font-size="13pt" fo:language="en" fo:country="US" fo:font-weight="bold" style:font-size-asian="13pt" style:font-weight-asian="bold" style:font-name-complex="Arial" style:font-size-complex="13pt" style:language-complex="ar" style:country-complex="SA" style:font-weight-complex="bold"/>
    </style:style>
    <style:style style:name="Code" style:family="text">
      <style:text-properties style:use-window-font-color="true" style:font-name="Courier New" fo:font-size="8pt" fo:language="zxx" fo:country="none" style:font-name-asian="Times New Roman" style:font-size-asian="8pt" style:font-name-complex="Courier New" style:font-size-complex="8pt" style:language-complex="ar" style:country-complex="SA"/>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539in" fo:margin-bottom="0.539in" fo:margin-left="0.5in" fo:margin-right="0.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MP1"><draw:frame draw:style-name="Mfr1" draw:name="Frame1" text:anchor-type="char" svg:x="7.8327in" svg:y="0.0008in" svg:width="0.1654in" svg:height="0.1898in" draw:z-index="20"><draw:text-box><text:p text:style-name="Footer"><text:span text:style-name="Page_20_Number"><text:page-number text:select-page="current">30</text:page-number></text:span></text:p></draw:text-box></draw:frame></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ntent Models for RuleML</dc:title>
    <meta:initial-creator>David Hirtle</meta:initial-creator>
    <meta:creation-date>2010-08-19T10:12:00</meta:creation-date>
    <dc:creator>Tara Athan</dc:creator>
    <dc:date>2011-12-08T16:26:16.26</dc:date>
    <meta:print-date>2005-03-10T16:25:00</meta:print-date>
    <meta:editing-cycles>46</meta:editing-cycles>
    <meta:editing-duration>PT04H55M02S</meta:editing-duration>
    <meta:generator>OpenOffice.org/3.2$Win32 OpenOffice.org_project/320m18$Build-9502</meta:generator>
    <meta:document-statistic meta:table-count="0" meta:image-count="0" meta:object-count="0" meta:page-count="30" meta:paragraph-count="668" meta:word-count="3882" meta:character-count="21540"/>
  </office:meta>
</office:document-meta>
</file>